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492in"/>
    </style:style>
    <style:style style:name="co2" style:family="table-column">
      <style:table-column-properties fo:break-before="auto" style:column-width="0.8756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1.0945in"/>
    </style:style>
    <style:style style:name="co5" style:family="table-column">
      <style:table-column-properties fo:break-before="auto" style:column-width="0.6791in"/>
    </style:style>
    <style:style style:name="co6" style:family="table-column">
      <style:table-column-properties fo:break-before="auto" style:column-width="1.072in"/>
    </style:style>
    <style:style style:name="co7" style:family="table-column">
      <style:table-column-properties fo:break-before="auto" style:column-width="0.6681in"/>
    </style:style>
    <style:style style:name="co8" style:family="table-column">
      <style:table-column-properties fo:break-before="auto" style:column-width="0.6244in"/>
    </style:style>
    <style:style style:name="co9" style:family="table-column">
      <style:table-column-properties fo:break-before="auto" style:column-width="0.8429in"/>
    </style:style>
    <style:style style:name="co10" style:family="table-column">
      <style:table-column-properties fo:break-before="auto" style:column-width="3.2354in"/>
    </style:style>
    <style:style style:name="co11" style:family="table-column">
      <style:table-column-properties fo:break-before="auto" style:column-width="0.7335in"/>
    </style:style>
    <style:style style:name="co12" style:family="table-column">
      <style:table-column-properties fo:break-before="auto" style:column-width="0.7445in"/>
    </style:style>
    <style:style style:name="co13" style:family="table-column">
      <style:table-column-properties fo:break-before="auto" style:column-width="0.6902in"/>
    </style:style>
    <style:style style:name="co14" style:family="table-column">
      <style:table-column-properties fo:break-before="auto" style:column-width="1.061in"/>
    </style:style>
    <style:style style:name="co15" style:family="table-column">
      <style:table-column-properties fo:break-before="auto" style:column-width="0.7665in"/>
    </style:style>
    <style:style style:name="co16" style:family="table-column">
      <style:table-column-properties fo:break-before="auto" style:column-width="0.8209in"/>
    </style:style>
    <style:style style:name="co17" style:family="table-column">
      <style:table-column-properties fo:break-before="auto" style:column-width="0.548in"/>
    </style:style>
    <style:style style:name="co18" style:family="table-column">
      <style:table-column-properties fo:break-before="auto" style:column-width="0.952in"/>
    </style:style>
    <style:style style:name="co19" style:family="table-column">
      <style:table-column-properties fo:break-before="auto" style:column-width="1.1709in"/>
    </style:style>
    <style:style style:name="co20" style:family="table-column">
      <style:table-column-properties fo:break-before="auto" style:column-width="1.0283in"/>
    </style:style>
    <style:style style:name="co21" style:family="table-column">
      <style:table-column-properties fo:break-before="auto" style:column-width="1.3563in"/>
    </style:style>
    <style:style style:name="co22" style:family="table-column">
      <style:table-column-properties fo:break-before="auto" style:column-width="1.6516in"/>
    </style:style>
    <style:style style:name="co23" style:family="table-column">
      <style:table-column-properties fo:break-before="auto" style:column-width="0.9957in"/>
    </style:style>
    <style:style style:name="co24" style:family="table-column">
      <style:table-column-properties fo:break-before="auto" style:column-width="0.8102in"/>
    </style:style>
    <style:style style:name="co25" style:family="table-column">
      <style:table-column-properties fo:break-before="auto" style:column-width="0.7772in"/>
    </style:style>
    <style:style style:name="co26" style:family="table-column">
      <style:table-column-properties fo:break-before="auto" style:column-width="0.9846in"/>
    </style:style>
    <style:style style:name="co27" style:family="table-column">
      <style:table-column-properties fo:break-before="auto" style:column-width="1.7827in"/>
    </style:style>
    <style:style style:name="co28" style:family="table-column">
      <style:table-column-properties fo:break-before="auto" style:column-width="0.9193in"/>
    </style:style>
    <style:style style:name="co29" style:family="table-column">
      <style:table-column-properties fo:break-before="auto" style:column-width="0.8925in"/>
    </style:style>
    <style:style style:name="co30" style:family="table-column">
      <style:table-column-properties fo:break-before="auto" style:column-width="0.428in"/>
    </style:style>
    <style:style style:name="co31" style:family="table-column">
      <style:table-column-properties fo:break-before="auto" style:column-width="0.6571in"/>
    </style:style>
    <style:style style:name="co32" style:family="table-column">
      <style:table-column-properties fo:break-before="auto" style:column-width="0.5693in"/>
    </style:style>
    <style:style style:name="co33" style:family="table-column">
      <style:table-column-properties fo:break-before="auto" style:column-width="0.5264in"/>
    </style:style>
    <style:style style:name="co34" style:family="table-column">
      <style:table-column-properties fo:break-before="auto" style:column-width="0.8972in"/>
    </style:style>
    <style:style style:name="co35" style:family="table-column">
      <style:table-column-properties fo:break-before="auto" style:column-width="0.9744in"/>
    </style:style>
    <style:style style:name="co36" style:family="table-column">
      <style:table-column-properties fo:break-before="auto" style:column-width="0.9307in"/>
    </style:style>
    <style:style style:name="co37" style:family="table-column">
      <style:table-column-properties fo:break-before="auto" style:column-width="0.7008in"/>
    </style:style>
    <style:style style:name="co38" style:family="table-column">
      <style:table-column-properties fo:break-before="auto" style:column-width="1.0484in"/>
    </style:style>
    <style:style style:name="co39" style:family="table-column">
      <style:table-column-properties fo:break-before="auto" style:column-width="2.0339in"/>
    </style:style>
    <style:style style:name="co40" style:family="table-column">
      <style:table-column-properties fo:break-before="auto" style:column-width="0.4929in"/>
    </style:style>
    <style:style style:name="co41" style:family="table-column">
      <style:table-column-properties fo:break-before="auto" style:column-width="0.9634in"/>
    </style:style>
    <style:style style:name="co42" style:family="table-column">
      <style:table-column-properties fo:break-before="auto" style:column-width="1.5752in"/>
    </style:style>
    <style:style style:name="co43" style:family="table-column">
      <style:table-column-properties fo:break-before="auto" style:column-width="1.302in"/>
    </style:style>
    <style:style style:name="co44" style:family="table-column">
      <style:table-column-properties fo:break-before="auto" style:column-width="1.2252in"/>
    </style:style>
    <style:style style:name="co45" style:family="table-column">
      <style:table-column-properties fo:break-before="auto" style:column-width="1.3673in"/>
    </style:style>
    <style:style style:name="co46" style:family="table-column">
      <style:table-column-properties fo:break-before="auto" style:column-width="1.0071in"/>
    </style:style>
    <style:style style:name="co47" style:family="table-column">
      <style:table-column-properties fo:break-before="auto" style:column-width="1.4654in"/>
    </style:style>
    <style:style style:name="co48" style:family="table-column">
      <style:table-column-properties fo:break-before="auto" style:column-width="1.4984in"/>
    </style:style>
    <style:style style:name="co49" style:family="table-column">
      <style:table-column-properties fo:break-before="auto" style:column-width="0.7882in"/>
    </style:style>
    <style:style style:name="co50" style:family="table-column">
      <style:table-column-properties fo:break-before="auto" style:column-width="0.8319in"/>
    </style:style>
    <style:style style:name="co51" style:family="table-column">
      <style:table-column-properties fo:break-before="auto" style:column-width="0.9409in"/>
    </style:style>
    <style:style style:name="co52" style:family="table-column">
      <style:table-column-properties fo:break-before="auto" style:column-width="1.0508in"/>
    </style:style>
    <style:style style:name="co53" style:family="table-column">
      <style:table-column-properties fo:break-before="auto" style:column-width="1.1925in"/>
    </style:style>
    <style:style style:name="co54" style:family="table-column">
      <style:table-column-properties fo:break-before="auto" style:column-width="1.1161in"/>
    </style:style>
    <style:style style:name="co55" style:family="table-column">
      <style:table-column-properties fo:break-before="auto" style:column-width="1.8154in"/>
    </style:style>
    <style:style style:name="co56" style:family="table-column">
      <style:table-column-properties fo:break-before="auto" style:column-width="1.8366in"/>
    </style:style>
    <style:style style:name="co57" style:family="table-column">
      <style:table-column-properties fo:break-before="auto" style:column-width="0.7992in"/>
    </style:style>
    <style:style style:name="co58" style:family="table-column">
      <style:table-column-properties fo:break-before="auto" style:column-width="1.4764in"/>
    </style:style>
    <style:style style:name="co59" style:family="table-column">
      <style:table-column-properties fo:break-before="auto" style:column-width="1.4in"/>
    </style:style>
    <style:style style:name="co60" style:family="table-column">
      <style:table-column-properties fo:break-before="auto" style:column-width="1.7717in"/>
    </style:style>
    <style:style style:name="co61" style:family="table-column">
      <style:table-column-properties fo:break-before="auto" style:column-width="1.2583in"/>
    </style:style>
    <style:style style:name="co62" style:family="table-column">
      <style:table-column-properties fo:break-before="auto" style:column-width="0.8646in"/>
    </style:style>
    <style:style style:name="co63" style:family="table-column">
      <style:table-column-properties fo:break-before="auto" style:column-width="0.5043in"/>
    </style:style>
    <style:style style:name="co64" style:family="table-column">
      <style:table-column-properties fo:break-before="auto" style:column-width="1.411in"/>
    </style:style>
    <style:style style:name="co65" style:family="table-column">
      <style:table-column-properties fo:break-before="auto" style:column-width="1.880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549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able-cell-properties fo:border-bottom="none" fo:border-left="0.0346in solid #000000" fo:border-right="none" fo:border-top="0.0346in solid #000000"/>
    </style:style>
    <style:style style:name="ce3" style:family="table-cell" style:parent-style-name="Default">
      <style:table-cell-properties fo:border-bottom="0.0346in solid #000000" fo:border-left="0.0346in solid #000000" fo:border-right="none" fo:border-top="none"/>
    </style:style>
    <style:style style:name="ce4" style:family="table-cell" style:parent-style-name="Default">
      <style:table-cell-properties fo:border-bottom="none" fo:border-left="0.0346in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346in solid #000000"/>
    </style:style>
    <style:style style:name="ce6" style:family="table-cell" style:parent-style-name="Default">
      <style:table-cell-properties fo:border-bottom="0.0346in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0346in solid #000000" fo:border-top="0.0346in solid #000000"/>
    </style:style>
    <style:style style:name="ce8" style:family="table-cell" style:parent-style-name="Default">
      <style:table-cell-properties fo:border-bottom="none" fo:border-left="none" fo:border-right="0.0346in solid #000000" fo:border-top="none"/>
    </style:style>
    <style:style style:name="ce9" style:family="table-cell" style:parent-style-name="Default">
      <style:table-cell-properties fo:border-bottom="0.0346in solid #000000" fo:border-left="none" fo:border-right="0.0346in solid #000000" fo:border-top="none"/>
    </style:style>
    <style:style style:name="ce10" style:family="table-cell" style:parent-style-name="Default">
      <style:table-cell-properties fo:border="non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master-pv_pn-5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9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number-columns-repeated="3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12" table:default-cell-style-name="Default"/>
        <table:table-column table:style-name="co28" table:default-cell-style-name="Default"/>
        <table:table-row table:style-name="ro1">
          <table:table-cell office:value-type="string">
            <text:p>PNID</text:p>
          </table:table-cell>
          <table:table-cell office:value-type="string">
            <text:p>PNIDToLNK</text:p>
          </table:table-cell>
          <table:table-cell office:value-type="string">
            <text:p>PNUNID</text:p>
          </table:table-cell>
          <table:table-cell office:value-type="string">
            <text:p>PNTabParentID</text:p>
          </table:table-cell>
          <table:table-cell office:value-type="string">
            <text:p>PNPrefix</text:p>
          </table:table-cell>
          <table:table-cell office:value-type="string">
            <text:p>PNPartNumber</text:p>
          </table:table-cell>
          <table:table-cell office:value-type="string">
            <text:p>PNSuffix</text:p>
          </table:table-cell>
          <table:table-cell office:value-type="string">
            <text:p>PNType</text:p>
          </table:table-cell>
          <table:table-cell office:value-type="string">
            <text:p>PNRevision</text:p>
          </table:table-cell>
          <table:table-cell office:value-type="string">
            <text:p>PNTitle</text:p>
          </table:table-cell>
          <table:table-cell office:value-type="string">
            <text:p>PNDetail</text:p>
          </table:table-cell>
          <table:table-cell office:value-type="string">
            <text:p>PNStatus</text:p>
          </table:table-cell>
          <table:table-cell office:value-type="string">
            <text:p>PNReqBy</text:p>
          </table:table-cell>
          <table:table-cell office:value-type="string">
            <text:p>PNNotes</text:p>
          </table:table-cell>
          <table:table-cell office:value-type="string">
            <text:p>PNUser1</text:p>
          </table:table-cell>
          <table:table-cell office:value-type="string">
            <text:p>PNUser2</text:p>
          </table:table-cell>
          <table:table-cell office:value-type="string">
            <text:p>PNUser3</text:p>
          </table:table-cell>
          <table:table-cell office:value-type="string">
            <text:p>PNUser4</text:p>
          </table:table-cell>
          <table:table-cell office:value-type="string">
            <text:p>PNUser5</text:p>
          </table:table-cell>
          <table:table-cell office:value-type="string">
            <text:p>PNUser6</text:p>
          </table:table-cell>
          <table:table-cell office:value-type="string">
            <text:p>PNUser7</text:p>
          </table:table-cell>
          <table:table-cell office:value-type="string">
            <text:p>PNUser8</text:p>
          </table:table-cell>
          <table:table-cell office:value-type="string">
            <text:p>PNUser9</text:p>
          </table:table-cell>
          <table:table-cell office:value-type="string">
            <text:p>PNUser10</text:p>
          </table:table-cell>
          <table:table-cell office:value-type="string">
            <text:p>PNDate</text:p>
          </table:table-cell>
          <table:table-cell office:value-type="string">
            <text:p>PNTab</text:p>
          </table:table-cell>
          <table:table-cell office:value-type="string">
            <text:p>PNControlled</text:p>
          </table:table-cell>
          <table:table-cell office:value-type="string">
            <text:p>PNAux1</text:p>
          </table:table-cell>
          <table:table-cell office:value-type="string">
            <text:p>PNQty</text:p>
          </table:table-cell>
          <table:table-cell office:value-type="string">
            <text:p>PNQty2</text:p>
          </table:table-cell>
          <table:table-cell office:value-type="string">
            <text:p>PNCostChanged</text:p>
          </table:table-cell>
          <table:table-cell office:value-type="string">
            <text:p>PNParentCost</text:p>
          </table:table-cell>
          <table:table-cell office:value-type="string">
            <text:p>PNExpandList</text:p>
          </table:table-cell>
          <table:table-cell office:value-type="string">
            <text:p>PNAssyCostOption</text:p>
          </table:table-cell>
          <table:table-cell office:value-type="string">
            <text:p>PNInclAssyOnPurchList</text:p>
          </table:table-cell>
          <table:table-cell office:value-type="string">
            <text:p>PNMadeFrom</text:p>
          </table:table-cell>
          <table:table-cell office:value-type="string">
            <text:p>PNMinStockQty</text:p>
          </table:table-cell>
          <table:table-cell office:value-type="string">
            <text:p>PNOrderToMaintain</text:p>
          </table:table-cell>
          <table:table-cell office:value-type="string">
            <text:p>PNOnECO</text:p>
          </table:table-cell>
          <table:table-cell office:value-type="string">
            <text:p>PNOverKit</text:p>
          </table:table-cell>
          <table:table-cell office:value-type="string">
            <text:p>PNOverKitQty</text:p>
          </table:table-cell>
          <table:table-cell office:value-type="string">
            <text:p>PNOverKitBy</text:p>
          </table:table-cell>
          <table:table-cell office:value-type="string">
            <text:p>PNOverKitFor</text:p>
          </table:table-cell>
          <table:table-cell office:value-type="string">
            <text:p>PNCurrentCost</text:p>
          </table:table-cell>
          <table:table-cell office:value-type="string">
            <text:p>PNLastRollupCost</text:p>
          </table:table-cell>
          <table:table-cell office:value-type="string">
            <text:p>PNUSRID</text:p>
          </table:table-cell>
          <table:table-cell office:value-type="string">
            <text:p>PNUserLock</text:p>
          </table:table-cell>
        </table:table-row>
        <table:table-row table:style-name="ro1">
          <table:table-cell office:value-type="float" office:value="33">
            <text:p>3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60000001">
            <text:p>60000001</text:p>
          </table:table-cell>
          <table:table-cell/>
          <table:table-cell office:value-type="string">
            <text:p>PL</text:p>
          </table:table-cell>
          <table:table-cell office:value-type="float" office:value="1">
            <text:p>1</text:p>
          </table:table-cell>
          <table:table-cell office:value-type="string">
            <text:p>ASSY,FIELD SPARES,AIRCRAFT WIRELESS</text:p>
          </table:table-cell>
          <table:table-cell/>
          <table:table-cell office:value-type="string">
            <text:p>R</text:p>
          </table:table-cell>
          <table:table-cell office:value-type="string">
            <text:p>B. Jenks</text:p>
          </table:table-cell>
          <table:table-cell/>
          <table:table-cell table:number-columns-repeated="10"/>
          <table:table-cell office:value-type="string">
            <text:p>2013-05-01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0.0000000000000000e+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0000002">
            <text:p>10000002</text:p>
          </table:table-cell>
          <table:table-cell/>
          <table:table-cell office:value-type="string">
            <text:p>PL</text:p>
          </table:table-cell>
          <table:table-cell office:value-type="float" office:value="1">
            <text:p>1</text:p>
          </table:table-cell>
          <table:table-cell office:value-type="string">
            <text:p>ENCL,AIRCRAFT WIRELESS</text:p>
          </table:table-cell>
          <table:table-cell/>
          <table:table-cell office:value-type="string">
            <text:p>R</text:p>
          </table:table-cell>
          <table:table-cell office:value-type="string">
            <text:p>B. Jenks</text:p>
          </table:table-cell>
          <table:table-cell/>
          <table:table-cell table:number-columns-repeated="5"/>
          <table:table-cell office:value-type="string">
            <text:p>DETAIL</text:p>
          </table:table-cell>
          <table:table-cell table:number-columns-repeated="2"/>
          <table:table-cell office:value-type="string">
            <text:p>MECH</text:p>
          </table:table-cell>
          <table:table-cell office:value-type="float" office:value="1">
            <text:p>1</text:p>
          </table:table-cell>
          <table:table-cell office:value-type="string">
            <text:p>2013-01-0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.00000000e+0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.0000000000000000e+00</text:p>
          </table:table-cell>
          <table:table-cell office:value-type="string">
            <text:p>0.0000000000000000e+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">
            <text:p>19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0000003">
            <text:p>10000003</text:p>
          </table:table-cell>
          <table:table-cell/>
          <table:table-cell office:value-type="string">
            <text:p>CAT</text:p>
          </table:table-cell>
          <table:table-cell office:value-type="float" office:value="1">
            <text:p>1</text:p>
          </table:table-cell>
          <table:table-cell office:value-type="string">
            <text:p>ASSY,MKTG,AIRCRAFT WIRELESS</text:p>
          </table:table-cell>
          <table:table-cell/>
          <table:table-cell office:value-type="string">
            <text:p>R</text:p>
          </table:table-cell>
          <table:table-cell office:value-type="string">
            <text:p>J. Sharp</text:p>
          </table:table-cell>
          <table:table-cell/>
          <table:table-cell table:number-columns-repeated="5"/>
          <table:table-cell office:value-type="string">
            <text:p>FIN</text:p>
          </table:table-cell>
          <table:table-cell table:number-columns-repeated="2"/>
          <table:table-cell office:value-type="string">
            <text:p>FINGOODS</text:p>
          </table:table-cell>
          <table:table-cell office:value-type="float" office:value="1">
            <text:p>1</text:p>
          </table:table-cell>
          <table:table-cell office:value-type="string">
            <text:p>2013-01-0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.00000000e+0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000000000000000e+00</text:p>
          </table:table-cell>
          <table:table-cell office:value-type="string">
            <text:p>3.3399999999999999e+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0000001">
            <text:p>20000001</text:p>
          </table:table-cell>
          <table:table-cell/>
          <table:table-cell office:value-type="string">
            <text:p>PL</text:p>
          </table:table-cell>
          <table:table-cell office:value-type="float" office:value="0">
            <text:p>0</text:p>
          </table:table-cell>
          <table:table-cell office:value-type="string">
            <text:p>IND,830UH,AIRCRAFT WIRELESS</text:p>
          </table:table-cell>
          <table:table-cell/>
          <table:table-cell office:value-type="string">
            <text:p>R</text:p>
          </table:table-cell>
          <table:table-cell office:value-type="string">
            <text:p>B. Jenks</text:p>
          </table:table-cell>
          <table:table-cell/>
          <table:table-cell table:number-columns-repeated="5"/>
          <table:table-cell office:value-type="string">
            <text:p>ASSY</text:p>
          </table:table-cell>
          <table:table-cell table:number-columns-repeated="2"/>
          <table:table-cell office:value-type="string">
            <text:p>ELEC-COMPS</text:p>
          </table:table-cell>
          <table:table-cell office:value-type="float" office:value="10">
            <text:p>10</text:p>
          </table:table-cell>
          <table:table-cell office:value-type="string">
            <text:p>2013-01-0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4.00000000e+0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7.5000000000000000e+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0000002">
            <text:p>20000002</text:p>
          </table:table-cell>
          <table:table-cell/>
          <table:table-cell office:value-type="string">
            <text:p>DWG</text:p>
          </table:table-cell>
          <table:table-cell office:value-type="float" office:value="1">
            <text:p>1</text:p>
          </table:table-cell>
          <table:table-cell office:value-type="string">
            <text:p>PCB,AIRCRAFT WIRELESS</text:p>
          </table:table-cell>
          <table:table-cell/>
          <table:table-cell office:value-type="string">
            <text:p>R</text:p>
          </table:table-cell>
          <table:table-cell office:value-type="string">
            <text:p>B. Jenks</text:p>
          </table:table-cell>
          <table:table-cell/>
          <table:table-cell table:number-columns-repeated="5"/>
          <table:table-cell office:value-type="string">
            <text:p>BOF</text:p>
          </table:table-cell>
          <table:table-cell table:number-columns-repeated="2"/>
          <table:table-cell office:value-type="string">
            <text:p>ELEC-PCB</text:p>
          </table:table-cell>
          <table:table-cell office:value-type="float" office:value="2">
            <text:p>2</text:p>
          </table:table-cell>
          <table:table-cell office:value-type="string">
            <text:p>2013-01-0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1.20000000e+01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.5410000000000002e+02</text:p>
          </table:table-cell>
          <table:table-cell office:value-type="string">
            <text:p>0.0000000000000000e+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0000003">
            <text:p>20000003</text:p>
          </table:table-cell>
          <table:table-cell/>
          <table:table-cell office:value-type="string">
            <text:p>PL</text:p>
          </table:table-cell>
          <table:table-cell office:value-type="float" office:value="2">
            <text:p>2</text:p>
          </table:table-cell>
          <table:table-cell office:value-type="string">
            <text:p>PCA,AIRCRAFT WIRELESS</text:p>
          </table:table-cell>
          <table:table-cell/>
          <table:table-cell office:value-type="string">
            <text:p>R</text:p>
          </table:table-cell>
          <table:table-cell office:value-type="string">
            <text:p>B. Jenks</text:p>
          </table:table-cell>
          <table:table-cell/>
          <table:table-cell table:number-columns-repeated="5"/>
          <table:table-cell office:value-type="string">
            <text:p>ASSY</text:p>
          </table:table-cell>
          <table:table-cell table:number-columns-repeated="2"/>
          <table:table-cell office:value-type="string">
            <text:p>ELEC-PCB</text:p>
          </table:table-cell>
          <table:table-cell office:value-type="float" office:value="1">
            <text:p>1</text:p>
          </table:table-cell>
          <table:table-cell office:value-type="string">
            <text:p>2013-01-0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4.00000000e+0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.0000000000000000e+00</text:p>
          </table:table-cell>
          <table:table-cell office:value-type="string">
            <text:p>7.5000000000000000e+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0000001">
            <text:p>10000001</text:p>
          </table:table-cell>
          <table:table-cell/>
          <table:table-cell office:value-type="string">
            <text:p>PL</text:p>
          </table:table-cell>
          <table:table-cell office:value-type="float" office:value="3">
            <text:p>3</text:p>
          </table:table-cell>
          <table:table-cell office:value-type="string">
            <text:p>ASSY,AIRCRAFT WIRELESS</text:p>
          </table:table-cell>
          <table:table-cell/>
          <table:table-cell office:value-type="string">
            <text:p>R</text:p>
          </table:table-cell>
          <table:table-cell office:value-type="string">
            <text:p>B. Jenks</text:p>
          </table:table-cell>
          <table:table-cell/>
          <table:table-cell table:number-columns-repeated="5"/>
          <table:table-cell office:value-type="string">
            <text:p>FIN</text:p>
          </table:table-cell>
          <table:table-cell table:number-columns-repeated="2"/>
          <table:table-cell office:value-type="string">
            <text:p>FINGOODS</text:p>
          </table:table-cell>
          <table:table-cell office:value-type="float" office:value="2">
            <text:p>2</text:p>
          </table:table-cell>
          <table:table-cell office:value-type="string">
            <text:p>2013-01-0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.00000000e+0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000000000000000e+00</text:p>
          </table:table-cell>
          <table:table-cell office:value-type="string">
            <text:p>7.5000000000000000e+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50000001">
            <text:p>50000001</text:p>
          </table:table-cell>
          <table:table-cell/>
          <table:table-cell office:value-type="string">
            <text:p>DWG</text:p>
          </table:table-cell>
          <table:table-cell office:value-type="float" office:value="1">
            <text:p>1</text:p>
          </table:table-cell>
          <table:table-cell office:value-type="string">
            <text:p>DOC,USER,AIRCRAFT WIRELESS</text:p>
          </table:table-cell>
          <table:table-cell/>
          <table:table-cell office:value-type="string">
            <text:p>R</text:p>
          </table:table-cell>
          <table:table-cell office:value-type="string">
            <text:p>J. Sharp</text:p>
          </table:table-cell>
          <table:table-cell/>
          <table:table-cell table:number-columns-repeated="5"/>
          <table:table-cell office:value-type="string">
            <text:p>FIN</text:p>
          </table:table-cell>
          <table:table-cell table:number-columns-repeated="2"/>
          <table:table-cell office:value-type="string">
            <text:p>DOCS</text:p>
          </table:table-cell>
          <table:table-cell office:value-type="float" office:value="1">
            <text:p>1</text:p>
          </table:table-cell>
          <table:table-cell office:value-type="string">
            <text:p>2013-01-0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1.20000000e+01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0.0000000000000000e+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80000001">
            <text:p>80000001</text:p>
          </table:table-cell>
          <table:table-cell/>
          <table:table-cell office:value-type="string">
            <text:p>PS</text:p>
          </table:table-cell>
          <table:table-cell office:value-type="float" office:value="0">
            <text:p>0</text:p>
          </table:table-cell>
          <table:table-cell office:value-type="string">
            <text:p>BOX,IP54,4.74X3.13X2.17",ALUM,BLK,SCREWS</text:p>
          </table:table-cell>
          <table:table-cell/>
          <table:table-cell office:value-type="string">
            <text:p>R</text:p>
          </table:table-cell>
          <table:table-cell office:value-type="string">
            <text:p>B. Jenks</text:p>
          </table:table-cell>
          <table:table-cell/>
          <table:table-cell table:number-columns-repeated="5"/>
          <table:table-cell office:value-type="string">
            <text:p>RAW</text:p>
          </table:table-cell>
          <table:table-cell table:number-columns-repeated="2"/>
          <table:table-cell office:value-type="string">
            <text:p>MECH</text:p>
          </table:table-cell>
          <table:table-cell office:value-type="float" office:value="2">
            <text:p>2</text:p>
          </table:table-cell>
          <table:table-cell office:value-type="string">
            <text:p>2013-01-03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.4900000000000000e+01</text:p>
          </table:table-cell>
          <table:table-cell office:value-type="string">
            <text:p>0.0000000000000000e+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80000002">
            <text:p>80000002</text:p>
          </table:table-cell>
          <table:table-cell/>
          <table:table-cell office:value-type="string">
            <text:p>PS</text:p>
          </table:table-cell>
          <table:table-cell office:value-type="float" office:value="0">
            <text:p>0</text:p>
          </table:table-cell>
          <table:table-cell office:value-type="string">
            <text:p>STANDOFF,HEX,4-40,0.75"L,NYLON</text:p>
          </table:table-cell>
          <table:table-cell/>
          <table:table-cell office:value-type="string">
            <text:p>R</text:p>
          </table:table-cell>
          <table:table-cell office:value-type="string">
            <text:p>B. Jenks</text:p>
          </table:table-cell>
          <table:table-cell/>
          <table:table-cell table:number-columns-repeated="5"/>
          <table:table-cell office:value-type="string">
            <text:p>BOF</text:p>
          </table:table-cell>
          <table:table-cell table:number-columns-repeated="2"/>
          <table:table-cell office:value-type="string">
            <text:p>MECH-HW</text:p>
          </table:table-cell>
          <table:table-cell office:value-type="float" office:value="2">
            <text:p>2</text:p>
          </table:table-cell>
          <table:table-cell office:value-type="string">
            <text:p>2013-01-0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8.30000000e+01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.0160000000000000e+00</text:p>
          </table:table-cell>
          <table:table-cell office:value-type="string">
            <text:p>0.0000000000000000e+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80000003">
            <text:p>80000003</text:p>
          </table:table-cell>
          <table:table-cell/>
          <table:table-cell office:value-type="string">
            <text:p>PS</text:p>
          </table:table-cell>
          <table:table-cell office:value-type="float" office:value="0">
            <text:p>0</text:p>
          </table:table-cell>
          <table:table-cell office:value-type="string">
            <text:p>SCREW,MACHINE,PHIL,4-40X1/4,SS</text:p>
          </table:table-cell>
          <table:table-cell/>
          <table:table-cell office:value-type="string">
            <text:p>R</text:p>
          </table:table-cell>
          <table:table-cell office:value-type="string">
            <text:p>B. Jenks</text:p>
          </table:table-cell>
          <table:table-cell/>
          <table:table-cell table:number-columns-repeated="5"/>
          <table:table-cell office:value-type="string">
            <text:p>BOF</text:p>
          </table:table-cell>
          <table:table-cell table:number-columns-repeated="2"/>
          <table:table-cell office:value-type="string">
            <text:p>MECH-HW</text:p>
          </table:table-cell>
          <table:table-cell office:value-type="float" office:value="4">
            <text:p>4</text:p>
          </table:table-cell>
          <table:table-cell office:value-type="string">
            <text:p>2013-01-0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3.00000000e+02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.1299999999999999e+00</text:p>
          </table:table-cell>
          <table:table-cell office:value-type="string">
            <text:p>0.0000000000000000e+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80000004">
            <text:p>80000004</text:p>
          </table:table-cell>
          <table:table-cell/>
          <table:table-cell office:value-type="string">
            <text:p>PS</text:p>
          </table:table-cell>
          <table:table-cell office:value-type="float" office:value="0">
            <text:p>0</text:p>
          </table:table-cell>
          <table:table-cell office:value-type="string">
            <text:p>WASHER,FLAT,4-40</text:p>
          </table:table-cell>
          <table:table-cell/>
          <table:table-cell office:value-type="string">
            <text:p>R</text:p>
          </table:table-cell>
          <table:table-cell office:value-type="string">
            <text:p>B. Jenks</text:p>
          </table:table-cell>
          <table:table-cell/>
          <table:table-cell table:number-columns-repeated="5"/>
          <table:table-cell office:value-type="string">
            <text:p>BOF</text:p>
          </table:table-cell>
          <table:table-cell table:number-columns-repeated="2"/>
          <table:table-cell office:value-type="string">
            <text:p>MECH-HW</text:p>
          </table:table-cell>
          <table:table-cell office:value-type="float" office:value="5">
            <text:p>5</text:p>
          </table:table-cell>
          <table:table-cell office:value-type="string">
            <text:p>2013-01-0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3.00000000e+02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.2500000000000001e-02</text:p>
          </table:table-cell>
          <table:table-cell office:value-type="string">
            <text:p>0.0000000000000000e+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">
            <text:p>2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80000005">
            <text:p>80000005</text:p>
          </table:table-cell>
          <table:table-cell/>
          <table:table-cell office:value-type="string">
            <text:p>PS</text:p>
          </table:table-cell>
          <table:table-cell office:value-type="float" office:value="0">
            <text:p>0</text:p>
          </table:table-cell>
          <table:table-cell office:value-type="string">
            <text:p>BOX,SHIPPING,5X4X2,CARDBOARD,WHITE</text:p>
          </table:table-cell>
          <table:table-cell/>
          <table:table-cell office:value-type="string">
            <text:p>R</text:p>
          </table:table-cell>
          <table:table-cell office:value-type="string">
            <text:p>J. Sharp</text:p>
          </table:table-cell>
          <table:table-cell/>
          <table:table-cell table:number-columns-repeated="5"/>
          <table:table-cell office:value-type="string">
            <text:p>BOF</text:p>
          </table:table-cell>
          <table:table-cell table:number-columns-repeated="2"/>
          <table:table-cell office:value-type="string">
            <text:p>SHIPPING</text:p>
          </table:table-cell>
          <table:table-cell office:value-type="float" office:value="1">
            <text:p>1</text:p>
          </table:table-cell>
          <table:table-cell office:value-type="string">
            <text:p>2013-01-0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.50000000e+01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.0000000000000000e+01</text:p>
          </table:table-cell>
          <table:table-cell office:value-type="string">
            <text:p>0.0000000000000000e+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80000006">
            <text:p>80000006</text:p>
          </table:table-cell>
          <table:table-cell/>
          <table:table-cell office:value-type="string">
            <text:p>PS</text:p>
          </table:table-cell>
          <table:table-cell office:value-type="float" office:value="0">
            <text:p>0</text:p>
          </table:table-cell>
          <table:table-cell office:value-type="string">
            <text:p>STANDOFF,HEX,4-40,0.5"L,ALUM</text:p>
          </table:table-cell>
          <table:table-cell/>
          <table:table-cell office:value-type="string">
            <text:p>R</text:p>
          </table:table-cell>
          <table:table-cell office:value-type="string">
            <text:p>B. Jenks</text:p>
          </table:table-cell>
          <table:table-cell/>
          <table:table-cell table:number-columns-repeated="5"/>
          <table:table-cell office:value-type="string">
            <text:p>BOF</text:p>
          </table:table-cell>
          <table:table-cell table:number-columns-repeated="2"/>
          <table:table-cell office:value-type="string">
            <text:p>MECH-HW</text:p>
          </table:table-cell>
          <table:table-cell office:value-type="float" office:value="3">
            <text:p>3</text:p>
          </table:table-cell>
          <table:table-cell office:value-type="string">
            <text:p>2013-01-0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7.90000000e+01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.1899999999999998e-01</text:p>
          </table:table-cell>
          <table:table-cell office:value-type="string">
            <text:p>0.0000000000000000e+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">
            <text:p>26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80000007">
            <text:p>80000007</text:p>
          </table:table-cell>
          <table:table-cell/>
          <table:table-cell office:value-type="string">
            <text:p>PS</text:p>
          </table:table-cell>
          <table:table-cell office:value-type="float" office:value="0">
            <text:p>0</text:p>
          </table:table-cell>
          <table:table-cell office:value-type="string">
            <text:p>WASHER,LOCK,#4,INTERNAL TOOTH</text:p>
          </table:table-cell>
          <table:table-cell/>
          <table:table-cell office:value-type="string">
            <text:p>R</text:p>
          </table:table-cell>
          <table:table-cell office:value-type="string">
            <text:p>B. Jenks</text:p>
          </table:table-cell>
          <table:table-cell/>
          <table:table-cell table:number-columns-repeated="5"/>
          <table:table-cell office:value-type="string">
            <text:p>BOF</text:p>
          </table:table-cell>
          <table:table-cell table:number-columns-repeated="2"/>
          <table:table-cell office:value-type="string">
            <text:p>MECH-HW</text:p>
          </table:table-cell>
          <table:table-cell office:value-type="float" office:value="1">
            <text:p>1</text:p>
          </table:table-cell>
          <table:table-cell office:value-type="string">
            <text:p>2013-01-0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4.20000000e+02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.6999999999999997e-01</text:p>
          </table:table-cell>
          <table:table-cell office:value-type="string">
            <text:p>0.0000000000000000e+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float" office:value="23">
            <text:p>23</text:p>
          </table:table-cell>
          <table:table-cell table:number-columns-repeated="2"/>
          <table:table-cell office:value-type="float" office:value="90000001">
            <text:p>90000001</text:p>
          </table:table-cell>
          <table:table-cell/>
          <table:table-cell office:value-type="string">
            <text:p>PS</text:p>
          </table:table-cell>
          <table:table-cell office:value-type="float" office:value="0">
            <text:p>0</text:p>
          </table:table-cell>
          <table:table-cell office:value-type="string">
            <text:p>WIRE,MAGNET,38AWG,POLY</text:p>
          </table:table-cell>
          <table:table-cell/>
          <table:table-cell office:value-type="string">
            <text:p>R</text:p>
          </table:table-cell>
          <table:table-cell office:value-type="string">
            <text:p>B. Jenks</text:p>
          </table:table-cell>
          <table:table-cell/>
          <table:table-cell table:number-columns-repeated="5"/>
          <table:table-cell office:value-type="string">
            <text:p>RAW</text:p>
          </table:table-cell>
          <table:table-cell table:number-columns-repeated="2"/>
          <table:table-cell office:value-type="string">
            <text:p>ELEC-WIRE</text:p>
          </table:table-cell>
          <table:table-cell office:value-type="float" office:value="4">
            <text:p>4</text:p>
          </table:table-cell>
          <table:table-cell office:value-type="string">
            <text:p>2013-01-0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.00000000e+03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.5483000000000001e+02</text:p>
          </table:table-cell>
          <table:table-cell office:value-type="string">
            <text:p>0.0000000000000000e+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90000002">
            <text:p>90000002</text:p>
          </table:table-cell>
          <table:table-cell/>
          <table:table-cell office:value-type="string">
            <text:p>PS</text:p>
          </table:table-cell>
          <table:table-cell office:value-type="float" office:value="0">
            <text:p>0</text:p>
          </table:table-cell>
          <table:table-cell office:value-type="string">
            <text:p>MAG,FERRITE ROD,1/4IN X 4IN,MATL=61</text:p>
          </table:table-cell>
          <table:table-cell/>
          <table:table-cell office:value-type="string">
            <text:p>R</text:p>
          </table:table-cell>
          <table:table-cell office:value-type="string">
            <text:p>B. Jenks</text:p>
          </table:table-cell>
          <table:table-cell/>
          <table:table-cell table:number-columns-repeated="5"/>
          <table:table-cell office:value-type="string">
            <text:p>DETAIL</text:p>
          </table:table-cell>
          <table:table-cell table:number-columns-repeated="2"/>
          <table:table-cell office:value-type="string">
            <text:p>ELEC-COMPS</text:p>
          </table:table-cell>
          <table:table-cell office:value-type="float" office:value="11">
            <text:p>11</text:p>
          </table:table-cell>
          <table:table-cell office:value-type="string">
            <text:p>2013-01-0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6.00000000e+00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.0000000000000000e+00</text:p>
          </table:table-cell>
          <table:table-cell office:value-type="string">
            <text:p>0.0000000000000000e+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">
            <text:p>18</text:p>
          </table:table-cell>
          <table:table-cell/>
          <table:table-cell office:value-type="float" office:value="22">
            <text:p>22</text:p>
          </table:table-cell>
          <table:table-cell table:number-columns-repeated="2"/>
          <table:table-cell office:value-type="float" office:value="90000003">
            <text:p>90000003</text:p>
          </table:table-cell>
          <table:table-cell/>
          <table:table-cell office:value-type="string">
            <text:p>PS</text:p>
          </table:table-cell>
          <table:table-cell office:value-type="float" office:value="0">
            <text:p>0</text:p>
          </table:table-cell>
          <table:table-cell office:value-type="string">
            <text:p>TAPE,ELECTRICAL,3/4",BLUE,VINYL</text:p>
          </table:table-cell>
          <table:table-cell/>
          <table:table-cell office:value-type="string">
            <text:p>R</text:p>
          </table:table-cell>
          <table:table-cell office:value-type="string">
            <text:p>B. Jenks</text:p>
          </table:table-cell>
          <table:table-cell/>
          <table:table-cell table:number-columns-repeated="5"/>
          <table:table-cell office:value-type="string">
            <text:p>RAW</text:p>
          </table:table-cell>
          <table:table-cell table:number-columns-repeated="2"/>
          <table:table-cell office:value-type="string">
            <text:p>SHOPSUP</text:p>
          </table:table-cell>
          <table:table-cell office:value-type="float" office:value="1">
            <text:p>1</text:p>
          </table:table-cell>
          <table:table-cell office:value-type="string">
            <text:p>2013-01-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2.40000000e+01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.6200000000000001e+00</text:p>
          </table:table-cell>
          <table:table-cell office:value-type="string">
            <text:p>0.0000000000000000e+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90000004">
            <text:p>90000004</text:p>
          </table:table-cell>
          <table:table-cell/>
          <table:table-cell office:value-type="string">
            <text:p>PS</text:p>
          </table:table-cell>
          <table:table-cell office:value-type="float" office:value="0">
            <text:p>0</text:p>
          </table:table-cell>
          <table:table-cell office:value-type="string">
            <text:p>CONN,PHONE,F,MONO,PCB,3.5MM</text:p>
          </table:table-cell>
          <table:table-cell/>
          <table:table-cell office:value-type="string">
            <text:p>R</text:p>
          </table:table-cell>
          <table:table-cell office:value-type="string">
            <text:p>B. Jenks</text:p>
          </table:table-cell>
          <table:table-cell/>
          <table:table-cell table:number-columns-repeated="5"/>
          <table:table-cell office:value-type="string">
            <text:p>BOF</text:p>
          </table:table-cell>
          <table:table-cell table:number-columns-repeated="2"/>
          <table:table-cell office:value-type="string">
            <text:p>ELEC-COMPS</text:p>
          </table:table-cell>
          <table:table-cell office:value-type="float" office:value="9">
            <text:p>9</text:p>
          </table:table-cell>
          <table:table-cell office:value-type="string">
            <text:p>2013-01-0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1.20000000e+01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.3240000000000000e-01</text:p>
          </table:table-cell>
          <table:table-cell office:value-type="string">
            <text:p>0.0000000000000000e+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90000005">
            <text:p>90000005</text:p>
          </table:table-cell>
          <table:table-cell/>
          <table:table-cell office:value-type="string">
            <text:p>PS</text:p>
          </table:table-cell>
          <table:table-cell office:value-type="float" office:value="0">
            <text:p>0</text:p>
          </table:table-cell>
          <table:table-cell office:value-type="string">
            <text:p>CAPV,150-230PF,TOP ADJUST,PCB</text:p>
          </table:table-cell>
          <table:table-cell/>
          <table:table-cell office:value-type="string">
            <text:p>R</text:p>
          </table:table-cell>
          <table:table-cell office:value-type="string">
            <text:p>B. Jenks</text:p>
          </table:table-cell>
          <table:table-cell/>
          <table:table-cell table:number-columns-repeated="5"/>
          <table:table-cell office:value-type="string">
            <text:p>BOF</text:p>
          </table:table-cell>
          <table:table-cell table:number-columns-repeated="2"/>
          <table:table-cell office:value-type="string">
            <text:p>ELEC-COMPS</text:p>
          </table:table-cell>
          <table:table-cell office:value-type="float" office:value="8">
            <text:p>8</text:p>
          </table:table-cell>
          <table:table-cell office:value-type="string">
            <text:p>2013-01-0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1.20000000e+01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.1740000000000000e+01</text:p>
          </table:table-cell>
          <table:table-cell office:value-type="string">
            <text:p>0.0000000000000000e+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90000006">
            <text:p>90000006</text:p>
          </table:table-cell>
          <table:table-cell/>
          <table:table-cell office:value-type="string">
            <text:p>PS</text:p>
          </table:table-cell>
          <table:table-cell office:value-type="float" office:value="0">
            <text:p>0</text:p>
          </table:table-cell>
          <table:table-cell office:value-type="string">
            <text:p>DIO,SIG,GERM,0A95,AXIAL,D0-7,GLASS</text:p>
          </table:table-cell>
          <table:table-cell/>
          <table:table-cell office:value-type="string">
            <text:p>R</text:p>
          </table:table-cell>
          <table:table-cell office:value-type="string">
            <text:p>B. Jenks</text:p>
          </table:table-cell>
          <table:table-cell/>
          <table:table-cell table:number-columns-repeated="5"/>
          <table:table-cell office:value-type="string">
            <text:p>BOF</text:p>
          </table:table-cell>
          <table:table-cell table:number-columns-repeated="2"/>
          <table:table-cell office:value-type="string">
            <text:p>ELEC-COMPS</text:p>
          </table:table-cell>
          <table:table-cell office:value-type="float" office:value="7">
            <text:p>7</text:p>
          </table:table-cell>
          <table:table-cell office:value-type="string">
            <text:p>2013-01-0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1.20000000e+01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.6699999999999995e-01</text:p>
          </table:table-cell>
          <table:table-cell office:value-type="string">
            <text:p>0.0000000000000000e+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90000007">
            <text:p>90000007</text:p>
          </table:table-cell>
          <table:table-cell/>
          <table:table-cell office:value-type="string">
            <text:p>PS</text:p>
          </table:table-cell>
          <table:table-cell office:value-type="float" office:value="0">
            <text:p>0</text:p>
          </table:table-cell>
          <table:table-cell office:value-type="string">
            <text:p>CAP,ELEC,10UF,16V,20%,RADIAL,ROHS</text:p>
          </table:table-cell>
          <table:table-cell/>
          <table:table-cell office:value-type="string">
            <text:p>R</text:p>
          </table:table-cell>
          <table:table-cell office:value-type="string">
            <text:p>B. Jenks</text:p>
          </table:table-cell>
          <table:table-cell/>
          <table:table-cell table:number-columns-repeated="5"/>
          <table:table-cell office:value-type="string">
            <text:p>BOF</text:p>
          </table:table-cell>
          <table:table-cell table:number-columns-repeated="2"/>
          <table:table-cell office:value-type="string">
            <text:p>ELEC-COMPS</text:p>
          </table:table-cell>
          <table:table-cell office:value-type="float" office:value="6">
            <text:p>6</text:p>
          </table:table-cell>
          <table:table-cell office:value-type="string">
            <text:p>2013-01-0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1.20000000e+01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.8999999999999997e-02</text:p>
          </table:table-cell>
          <table:table-cell office:value-type="string">
            <text:p>0.0000000000000000e+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90000008">
            <text:p>90000008</text:p>
          </table:table-cell>
          <table:table-cell/>
          <table:table-cell office:value-type="string">
            <text:p>PS</text:p>
          </table:table-cell>
          <table:table-cell office:value-type="float" office:value="0">
            <text:p>0</text:p>
          </table:table-cell>
          <table:table-cell office:value-type="string">
            <text:p>CAP,CER,33PF,100V,10%,RADIAL,ROHS</text:p>
          </table:table-cell>
          <table:table-cell/>
          <table:table-cell office:value-type="string">
            <text:p>R</text:p>
          </table:table-cell>
          <table:table-cell office:value-type="string">
            <text:p>B. Jenks</text:p>
          </table:table-cell>
          <table:table-cell/>
          <table:table-cell table:number-columns-repeated="5"/>
          <table:table-cell office:value-type="string">
            <text:p>BOF</text:p>
          </table:table-cell>
          <table:table-cell table:number-columns-repeated="2"/>
          <table:table-cell office:value-type="string">
            <text:p>ELEC-COMPS</text:p>
          </table:table-cell>
          <table:table-cell office:value-type="float" office:value="5">
            <text:p>5</text:p>
          </table:table-cell>
          <table:table-cell office:value-type="string">
            <text:p>2013-01-0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1.20000000e+01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.1375000000000000e-01</text:p>
          </table:table-cell>
          <table:table-cell office:value-type="string">
            <text:p>0.0000000000000000e+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90000009">
            <text:p>90000009</text:p>
          </table:table-cell>
          <table:table-cell/>
          <table:table-cell office:value-type="string">
            <text:p>PS</text:p>
          </table:table-cell>
          <table:table-cell office:value-type="float" office:value="0">
            <text:p>0</text:p>
          </table:table-cell>
          <table:table-cell office:value-type="string">
            <text:p>CAP,CER,3300PF,100V,10%,RADIAL,ROHS</text:p>
          </table:table-cell>
          <table:table-cell/>
          <table:table-cell office:value-type="string">
            <text:p>R</text:p>
          </table:table-cell>
          <table:table-cell office:value-type="string">
            <text:p>B. Jenks</text:p>
          </table:table-cell>
          <table:table-cell/>
          <table:table-cell table:number-columns-repeated="5"/>
          <table:table-cell office:value-type="string">
            <text:p>BOF</text:p>
          </table:table-cell>
          <table:table-cell table:number-columns-repeated="2"/>
          <table:table-cell office:value-type="string">
            <text:p>ELEC-COMPS</text:p>
          </table:table-cell>
          <table:table-cell office:value-type="float" office:value="4">
            <text:p>4</text:p>
          </table:table-cell>
          <table:table-cell office:value-type="string">
            <text:p>2013-01-0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1.20000000e+01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.1479999999999998e-02</text:p>
          </table:table-cell>
          <table:table-cell office:value-type="string">
            <text:p>0.0000000000000000e+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90000010">
            <text:p>90000010</text:p>
          </table:table-cell>
          <table:table-cell/>
          <table:table-cell office:value-type="string">
            <text:p>PS</text:p>
          </table:table-cell>
          <table:table-cell office:value-type="float" office:value="0">
            <text:p>0</text:p>
          </table:table-cell>
          <table:table-cell office:value-type="string">
            <text:p>RES,AXIAL,2.0M,0.4W,1%,MF,ROHS</text:p>
          </table:table-cell>
          <table:table-cell/>
          <table:table-cell office:value-type="string">
            <text:p>R</text:p>
          </table:table-cell>
          <table:table-cell office:value-type="string">
            <text:p>B. Jenks</text:p>
          </table:table-cell>
          <table:table-cell/>
          <table:table-cell table:number-columns-repeated="5"/>
          <table:table-cell office:value-type="string">
            <text:p>BOF</text:p>
          </table:table-cell>
          <table:table-cell table:number-columns-repeated="2"/>
          <table:table-cell office:value-type="string">
            <text:p>ELEC-COMPS</text:p>
          </table:table-cell>
          <table:table-cell office:value-type="float" office:value="3">
            <text:p>3</text:p>
          </table:table-cell>
          <table:table-cell office:value-type="string">
            <text:p>2013-01-0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1.20000000e+01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.1879999999999998e-02</text:p>
          </table:table-cell>
          <table:table-cell office:value-type="string">
            <text:p>0.0000000000000000e+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90000011">
            <text:p>90000011</text:p>
          </table:table-cell>
          <table:table-cell/>
          <table:table-cell office:value-type="string">
            <text:p>PS</text:p>
          </table:table-cell>
          <table:table-cell office:value-type="float" office:value="0">
            <text:p>0</text:p>
          </table:table-cell>
          <table:table-cell office:value-type="string">
            <text:p>RES,AXIAL,5.6M,0.4W,1%,MF,ROHS</text:p>
          </table:table-cell>
          <table:table-cell/>
          <table:table-cell office:value-type="string">
            <text:p>R</text:p>
          </table:table-cell>
          <table:table-cell office:value-type="string">
            <text:p>B. Jenks</text:p>
          </table:table-cell>
          <table:table-cell/>
          <table:table-cell table:number-columns-repeated="5"/>
          <table:table-cell office:value-type="string">
            <text:p>BOF</text:p>
          </table:table-cell>
          <table:table-cell table:number-columns-repeated="2"/>
          <table:table-cell office:value-type="string">
            <text:p>ELEC-COMPS</text:p>
          </table:table-cell>
          <table:table-cell office:value-type="float" office:value="2">
            <text:p>2</text:p>
          </table:table-cell>
          <table:table-cell office:value-type="string">
            <text:p>2013-01-0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1.20000000e+01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.4999999999999997e-02</text:p>
          </table:table-cell>
          <table:table-cell office:value-type="string">
            <text:p>0.0000000000000000e+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90000012">
            <text:p>90000012</text:p>
          </table:table-cell>
          <table:table-cell/>
          <table:table-cell office:value-type="string">
            <text:p>PS</text:p>
          </table:table-cell>
          <table:table-cell office:value-type="float" office:value="0">
            <text:p>0</text:p>
          </table:table-cell>
          <table:table-cell office:value-type="string">
            <text:p>EARPH,MONO,HI-Z,3.5MM</text:p>
          </table:table-cell>
          <table:table-cell/>
          <table:table-cell office:value-type="string">
            <text:p>R</text:p>
          </table:table-cell>
          <table:table-cell office:value-type="string">
            <text:p>B. Jenks</text:p>
          </table:table-cell>
          <table:table-cell/>
          <table:table-cell table:number-columns-repeated="5"/>
          <table:table-cell office:value-type="string">
            <text:p>BOF</text:p>
          </table:table-cell>
          <table:table-cell table:number-columns-repeated="2"/>
          <table:table-cell office:value-type="string">
            <text:p>ELEC-COMPS</text:p>
          </table:table-cell>
          <table:table-cell office:value-type="float" office:value="1">
            <text:p>1</text:p>
          </table:table-cell>
          <table:table-cell office:value-type="string">
            <text:p>2013-01-0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1.20000000e+01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.3431999999999999e+00</text:p>
          </table:table-cell>
          <table:table-cell office:value-type="string">
            <text:p>0.0000000000000000e+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3">
            <text:p>23</text:p>
          </table:table-cell>
          <table:table-cell table:number-columns-repeated="2"/>
          <table:table-cell office:value-type="float" office:value="90000013">
            <text:p>90000013</text:p>
          </table:table-cell>
          <table:table-cell/>
          <table:table-cell office:value-type="string">
            <text:p>PS</text:p>
          </table:table-cell>
          <table:table-cell office:value-type="float" office:value="0">
            <text:p>0</text:p>
          </table:table-cell>
          <table:table-cell office:value-type="string">
            <text:p>WIRE,SOLID,18AWG,WHITE,POLY</text:p>
          </table:table-cell>
          <table:table-cell/>
          <table:table-cell office:value-type="string">
            <text:p>R</text:p>
          </table:table-cell>
          <table:table-cell office:value-type="string">
            <text:p>B. Jenks</text:p>
          </table:table-cell>
          <table:table-cell/>
          <table:table-cell table:number-columns-repeated="5"/>
          <table:table-cell office:value-type="string">
            <text:p>RAW</text:p>
          </table:table-cell>
          <table:table-cell table:number-columns-repeated="2"/>
          <table:table-cell office:value-type="string">
            <text:p>ELEC-WIRE</text:p>
          </table:table-cell>
          <table:table-cell office:value-type="float" office:value="1">
            <text:p>1</text:p>
          </table:table-cell>
          <table:table-cell office:value-type="string">
            <text:p>2013-01-0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4.20000000e+02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.6839999999999999e-03</text:p>
          </table:table-cell>
          <table:table-cell office:value-type="string">
            <text:p>0.0000000000000000e+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90000014">
            <text:p>90000014</text:p>
          </table:table-cell>
          <table:table-cell/>
          <table:table-cell office:value-type="string">
            <text:p>PS</text:p>
          </table:table-cell>
          <table:table-cell office:value-type="float" office:value="0">
            <text:p>0</text:p>
          </table:table-cell>
          <table:table-cell office:value-type="string">
            <text:p>CONN,BINDING POST BANANA,INSUL,GRN</text:p>
          </table:table-cell>
          <table:table-cell/>
          <table:table-cell office:value-type="string">
            <text:p>R</text:p>
          </table:table-cell>
          <table:table-cell office:value-type="string">
            <text:p>B. Jenks</text:p>
          </table:table-cell>
          <table:table-cell/>
          <table:table-cell table:number-columns-repeated="5"/>
          <table:table-cell office:value-type="string">
            <text:p>BOF</text:p>
          </table:table-cell>
          <table:table-cell table:number-columns-repeated="2"/>
          <table:table-cell office:value-type="string">
            <text:p>ELEC-CONNS</text:p>
          </table:table-cell>
          <table:table-cell office:value-type="float" office:value="2">
            <text:p>2</text:p>
          </table:table-cell>
          <table:table-cell office:value-type="string">
            <text:p>2013-01-0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.50000000e+01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.5899999999999999e+00</text:p>
          </table:table-cell>
          <table:table-cell office:value-type="string">
            <text:p>0.0000000000000000e+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90000015">
            <text:p>90000015</text:p>
          </table:table-cell>
          <table:table-cell/>
          <table:table-cell office:value-type="string">
            <text:p>PS</text:p>
          </table:table-cell>
          <table:table-cell office:value-type="float" office:value="0">
            <text:p>0</text:p>
          </table:table-cell>
          <table:table-cell office:value-type="string">
            <text:p>CONN,BINDING POST BANANA,INSUL,YEL</text:p>
          </table:table-cell>
          <table:table-cell/>
          <table:table-cell office:value-type="string">
            <text:p>R</text:p>
          </table:table-cell>
          <table:table-cell office:value-type="string">
            <text:p>B. Jenks</text:p>
          </table:table-cell>
          <table:table-cell/>
          <table:table-cell table:number-columns-repeated="5"/>
          <table:table-cell office:value-type="string">
            <text:p>BOF</text:p>
          </table:table-cell>
          <table:table-cell table:number-columns-repeated="2"/>
          <table:table-cell office:value-type="string">
            <text:p>ELEC-CONNS</text:p>
          </table:table-cell>
          <table:table-cell office:value-type="float" office:value="3">
            <text:p>3</text:p>
          </table:table-cell>
          <table:table-cell office:value-type="string">
            <text:p>2013-01-0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.50000000e+01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.3999999999999999e+00</text:p>
          </table:table-cell>
          <table:table-cell office:value-type="string">
            <text:p>0.0000000000000000e+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">
            <text:p>2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90000016">
            <text:p>90000016</text:p>
          </table:table-cell>
          <table:table-cell/>
          <table:table-cell office:value-type="string">
            <text:p>PS</text:p>
          </table:table-cell>
          <table:table-cell office:value-type="float" office:value="0">
            <text:p>0</text:p>
          </table:table-cell>
          <table:table-cell office:value-type="string">
            <text:p>CONN,RING,16-22AWG,#4,RED</text:p>
          </table:table-cell>
          <table:table-cell/>
          <table:table-cell office:value-type="string">
            <text:p>R</text:p>
          </table:table-cell>
          <table:table-cell office:value-type="string">
            <text:p>B. Jenks</text:p>
          </table:table-cell>
          <table:table-cell/>
          <table:table-cell table:number-columns-repeated="5"/>
          <table:table-cell office:value-type="string">
            <text:p>BOF</text:p>
          </table:table-cell>
          <table:table-cell table:number-columns-repeated="2"/>
          <table:table-cell office:value-type="string">
            <text:p>ELEC-CONNS</text:p>
          </table:table-cell>
          <table:table-cell office:value-type="float" office:value="1">
            <text:p>1</text:p>
          </table:table-cell>
          <table:table-cell office:value-type="string">
            <text:p>2013-01-0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4.80000000e+01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.2100000000000000e+00</text:p>
          </table:table-cell>
          <table:table-cell office:value-type="string">
            <text:p>0.0000000000000000e+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90000017">
            <text:p>90000017</text:p>
          </table:table-cell>
          <table:table-cell/>
          <table:table-cell office:value-type="string">
            <text:p>PS</text:p>
          </table:table-cell>
          <table:table-cell office:value-type="float" office:value="0">
            <text:p>0</text:p>
          </table:table-cell>
          <table:table-cell office:value-type="string">
            <text:p>WIRE,STRANDED,16AWG,GREEN,POLY</text:p>
          </table:table-cell>
          <table:table-cell/>
          <table:table-cell office:value-type="string">
            <text:p>R</text:p>
          </table:table-cell>
          <table:table-cell office:value-type="string">
            <text:p>B. Jenks</text:p>
          </table:table-cell>
          <table:table-cell/>
          <table:table-cell table:number-columns-repeated="5"/>
          <table:table-cell office:value-type="string">
            <text:p>RAW</text:p>
          </table:table-cell>
          <table:table-cell table:number-columns-repeated="2"/>
          <table:table-cell office:value-type="string">
            <text:p>ELEC-WIRE</text:p>
          </table:table-cell>
          <table:table-cell office:value-type="float" office:value="2">
            <text:p>2</text:p>
          </table:table-cell>
          <table:table-cell office:value-type="string">
            <text:p>2013-01-0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4.00000000e+02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.5500000000000000e+01</text:p>
          </table:table-cell>
          <table:table-cell office:value-type="string">
            <text:p>0.0000000000000000e+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">
            <text:p>25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90000018">
            <text:p>90000018</text:p>
          </table:table-cell>
          <table:table-cell/>
          <table:table-cell office:value-type="string">
            <text:p>PS</text:p>
          </table:table-cell>
          <table:table-cell office:value-type="float" office:value="0">
            <text:p>0</text:p>
          </table:table-cell>
          <table:table-cell office:value-type="string">
            <text:p>WIRE,STRANDED,16AWG,YELLOW,POLY</text:p>
          </table:table-cell>
          <table:table-cell/>
          <table:table-cell office:value-type="string">
            <text:p>R</text:p>
          </table:table-cell>
          <table:table-cell office:value-type="string">
            <text:p>B. Jenks</text:p>
          </table:table-cell>
          <table:table-cell/>
          <table:table-cell table:number-columns-repeated="5"/>
          <table:table-cell office:value-type="string">
            <text:p>RAW</text:p>
          </table:table-cell>
          <table:table-cell table:number-columns-repeated="2"/>
          <table:table-cell office:value-type="string">
            <text:p>ELEC-WIRE</text:p>
          </table:table-cell>
          <table:table-cell office:value-type="float" office:value="3">
            <text:p>3</text:p>
          </table:table-cell>
          <table:table-cell office:value-type="string">
            <text:p>2013-01-0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4.75000000e+02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.5500000000000000e+01</text:p>
          </table:table-cell>
          <table:table-cell office:value-type="string">
            <text:p>0.0000000000000000e+00</text:p>
          </table:table-cell>
          <table:table-cell table:number-columns-repeated="2" office:value-type="float" office:value="0">
            <text:p>0</text:p>
          </table:table-cell>
        </table:table-row>
      </table:table>
      <table:table table:name="master-pv_pl-5" table:style-name="ta1" table:print="false">
        <table:table-column table:style-name="co30" table:default-cell-style-name="Default"/>
        <table:table-column table:style-name="co31" table:default-cell-style-name="Default"/>
        <table:table-column table:style-name="co1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5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6" table:default-cell-style-name="Default"/>
        <table:table-column table:style-name="co11" table:default-cell-style-name="Default"/>
        <table:table-column table:style-name="co8" table:default-cell-style-name="Default"/>
        <table:table-column table:style-name="co37" table:default-cell-style-name="Default"/>
        <table:table-row table:style-name="ro1">
          <table:table-cell office:value-type="string">
            <text:p>PLID</text:p>
          </table:table-cell>
          <table:table-cell office:value-type="string">
            <text:p>PLListID</text:p>
          </table:table-cell>
          <table:table-cell office:value-type="string">
            <text:p>PLPartID</text:p>
          </table:table-cell>
          <table:table-cell office:value-type="string">
            <text:p>PLItem</text:p>
          </table:table-cell>
          <table:table-cell office:value-type="string">
            <text:p>PLQty</text:p>
          </table:table-cell>
          <table:table-cell office:value-type="string">
            <text:p>PLRefMemo</text:p>
          </table:table-cell>
          <table:table-cell office:value-type="string">
            <text:p>PLRefText</text:p>
          </table:table-cell>
          <table:table-cell office:value-type="string">
            <text:p>PLAssyOrder</text:p>
          </table:table-cell>
          <table:table-cell office:value-type="string">
            <text:p>PLAssySpec</text:p>
          </table:table-cell>
          <table:table-cell office:value-type="string">
            <text:p>PLMFRPNID</text:p>
          </table:table-cell>
          <table:table-cell office:value-type="string">
            <text:p>PLMFRID</text:p>
          </table:table-cell>
          <table:table-cell office:value-type="string">
            <text:p>PLSUID</text:p>
          </table:table-cell>
          <table:table-cell office:value-type="string">
            <text:p>PLLNKI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R1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R2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C1</text:p>
          </table:table-cell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C2</text:p>
          </table:table-cell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C3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D1</text:p>
          </table:table-cell>
          <table:table-cell table:number-columns-repeated="7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VC1</text:p>
          </table:table-cell>
          <table:table-cell table:number-columns-repeated="7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J1</text:p>
          </table:table-cell>
          <table:table-cell table:number-columns-repeated="7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PCB</text:p>
          </table:table-cell>
          <table:table-cell table:number-columns-repeated="7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1</text:p>
          </table:table-cell>
          <table:table-cell table:number-columns-repeated="7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846">
            <text:p>846</text:p>
          </table:table-cell>
          <table:table-cell table:number-columns-repeated="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table:number-columns-repeated="8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9">
            <text:p>19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table:number-columns-repeated="2"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8"/>
        </table:table-row>
      </table:table>
      <table:table table:name="openerp" table:style-name="ta1" table:print="false">
        <table:table-column table:style-name="co38" table:number-columns-repeated="2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External ID</text:p>
          </table:table-cell>
          <table:table-cell office:value-type="string">
            <text:p>Internal Reference</text:p>
          </table:table-cell>
          <table:table-cell office:value-type="string">
            <text:p>Description</text:p>
          </table:table-cell>
          <table:table-cell office:value-type="string">
            <text:p>Name</text:p>
          </table:table-cell>
        </table:table-row>
        <table:table-row table:style-name="ro2">
          <table:table-cell table:formula="of:=[$'master-pv_pn-5'.A2]" office:value-type="float" office:value="33">
            <text:p>33</text:p>
          </table:table-cell>
          <table:table-cell table:formula="of:=[$'master-pv_pn-5'.F2]" office:value-type="float" office:value="60000001">
            <text:p>60000001</text:p>
          </table:table-cell>
          <table:table-cell table:formula="of:=IF([$'master-pv_pn-5'.N2]=0;&quot;&quot;;[$'master-pv_pn-5'.N2])">
            <text:p/>
          </table:table-cell>
          <table:table-cell table:formula="of:=[$'master-pv_pn-5'.J2]" office:value-type="string" office:string-value="ASSY,FIELD SPARES,AIRCRAFT WIRELESS">
            <text:p>ASSY,FIELD SPARES,AIRCRAFT WIRELESS</text:p>
          </table:table-cell>
        </table:table-row>
        <table:table-row table:style-name="ro2">
          <table:table-cell table:formula="of:=[$'master-pv_pn-5'.A3]" office:value-type="float" office:value="20">
            <text:p>20</text:p>
          </table:table-cell>
          <table:table-cell table:formula="of:=[$'master-pv_pn-5'.F3]" office:value-type="float" office:value="10000002">
            <text:p>10000002</text:p>
          </table:table-cell>
          <table:table-cell table:formula="of:=IF([$'master-pv_pn-5'.N3]=0;&quot;&quot;;[$'master-pv_pn-5'.N3])">
            <text:p/>
          </table:table-cell>
          <table:table-cell table:formula="of:=[$'master-pv_pn-5'.J3]" office:value-type="string" office:string-value="ENCL,AIRCRAFT WIRELESS">
            <text:p>ENCL,AIRCRAFT WIRELESS</text:p>
          </table:table-cell>
        </table:table-row>
        <table:table-row table:style-name="ro2">
          <table:table-cell table:formula="of:=[$'master-pv_pn-5'.A4]" office:value-type="float" office:value="19">
            <text:p>19</text:p>
          </table:table-cell>
          <table:table-cell table:formula="of:=[$'master-pv_pn-5'.F4]" office:value-type="float" office:value="10000003">
            <text:p>10000003</text:p>
          </table:table-cell>
          <table:table-cell table:formula="of:=IF([$'master-pv_pn-5'.N4]=0;&quot;&quot;;[$'master-pv_pn-5'.N4])">
            <text:p/>
          </table:table-cell>
          <table:table-cell table:formula="of:=[$'master-pv_pn-5'.J4]" office:value-type="string" office:string-value="ASSY,MKTG,AIRCRAFT WIRELESS">
            <text:p>ASSY,MKTG,AIRCRAFT WIRELESS</text:p>
          </table:table-cell>
        </table:table-row>
        <table:table-row table:style-name="ro2">
          <table:table-cell table:formula="of:=[$'master-pv_pn-5'.A5]" office:value-type="float" office:value="3">
            <text:p>3</text:p>
          </table:table-cell>
          <table:table-cell table:formula="of:=[$'master-pv_pn-5'.F5]" office:value-type="float" office:value="20000001">
            <text:p>20000001</text:p>
          </table:table-cell>
          <table:table-cell table:formula="of:=IF([$'master-pv_pn-5'.N5]=0;&quot;&quot;;[$'master-pv_pn-5'.N5])">
            <text:p/>
          </table:table-cell>
          <table:table-cell table:formula="of:=[$'master-pv_pn-5'.J5]" office:value-type="string" office:string-value="IND,830UH,AIRCRAFT WIRELESS">
            <text:p>IND,830UH,AIRCRAFT WIRELESS</text:p>
          </table:table-cell>
        </table:table-row>
        <table:table-row table:style-name="ro2">
          <table:table-cell table:formula="of:=[$'master-pv_pn-5'.A6]" office:value-type="float" office:value="15">
            <text:p>15</text:p>
          </table:table-cell>
          <table:table-cell table:formula="of:=[$'master-pv_pn-5'.F6]" office:value-type="float" office:value="20000002">
            <text:p>20000002</text:p>
          </table:table-cell>
          <table:table-cell table:formula="of:=IF([$'master-pv_pn-5'.N6]=0;&quot;&quot;;[$'master-pv_pn-5'.N6])">
            <text:p/>
          </table:table-cell>
          <table:table-cell table:formula="of:=[$'master-pv_pn-5'.J6]" office:value-type="string" office:string-value="PCB,AIRCRAFT WIRELESS">
            <text:p>PCB,AIRCRAFT WIRELESS</text:p>
          </table:table-cell>
        </table:table-row>
        <table:table-row table:style-name="ro2">
          <table:table-cell table:formula="of:=[$'master-pv_pn-5'.A7]" office:value-type="float" office:value="2">
            <text:p>2</text:p>
          </table:table-cell>
          <table:table-cell table:formula="of:=[$'master-pv_pn-5'.F7]" office:value-type="float" office:value="20000003">
            <text:p>20000003</text:p>
          </table:table-cell>
          <table:table-cell table:formula="of:=IF([$'master-pv_pn-5'.N7]=0;&quot;&quot;;[$'master-pv_pn-5'.N7])">
            <text:p/>
          </table:table-cell>
          <table:table-cell table:formula="of:=[$'master-pv_pn-5'.J7]" office:value-type="string" office:string-value="PCA,AIRCRAFT WIRELESS">
            <text:p>PCA,AIRCRAFT WIRELESS</text:p>
          </table:table-cell>
        </table:table-row>
        <table:table-row table:style-name="ro2">
          <table:table-cell table:formula="of:=[$'master-pv_pn-5'.A8]" office:value-type="float" office:value="1">
            <text:p>1</text:p>
          </table:table-cell>
          <table:table-cell table:formula="of:=[$'master-pv_pn-5'.F8]" office:value-type="float" office:value="10000001">
            <text:p>10000001</text:p>
          </table:table-cell>
          <table:table-cell table:formula="of:=IF([$'master-pv_pn-5'.N8]=0;&quot;&quot;;[$'master-pv_pn-5'.N8])">
            <text:p/>
          </table:table-cell>
          <table:table-cell table:formula="of:=[$'master-pv_pn-5'.J8]" office:value-type="string" office:string-value="ASSY,AIRCRAFT WIRELESS">
            <text:p>ASSY,AIRCRAFT WIRELESS</text:p>
          </table:table-cell>
        </table:table-row>
        <table:table-row table:style-name="ro2">
          <table:table-cell table:formula="of:=[$'master-pv_pn-5'.A9]" office:value-type="float" office:value="6">
            <text:p>6</text:p>
          </table:table-cell>
          <table:table-cell table:formula="of:=[$'master-pv_pn-5'.F9]" office:value-type="float" office:value="50000001">
            <text:p>50000001</text:p>
          </table:table-cell>
          <table:table-cell table:formula="of:=IF([$'master-pv_pn-5'.N9]=0;&quot;&quot;;[$'master-pv_pn-5'.N9])">
            <text:p/>
          </table:table-cell>
          <table:table-cell table:formula="of:=[$'master-pv_pn-5'.J9]" office:value-type="string" office:string-value="DOC,USER,AIRCRAFT WIRELESS">
            <text:p>DOC,USER,AIRCRAFT WIRELESS</text:p>
          </table:table-cell>
        </table:table-row>
        <table:table-row table:style-name="ro2">
          <table:table-cell table:formula="of:=[$'master-pv_pn-5'.A10]" office:value-type="float" office:value="22">
            <text:p>22</text:p>
          </table:table-cell>
          <table:table-cell table:formula="of:=[$'master-pv_pn-5'.F10]" office:value-type="float" office:value="80000001">
            <text:p>80000001</text:p>
          </table:table-cell>
          <table:table-cell table:formula="of:=IF([$'master-pv_pn-5'.N10]=0;&quot;&quot;;[$'master-pv_pn-5'.N10])">
            <text:p/>
          </table:table-cell>
          <table:table-cell table:formula="of:=[$'master-pv_pn-5'.J10]" office:value-type="string" office:string-value="BOX,IP54,4.74X3.13X2.17&quot;,ALUM,BLK,SCREWS">
            <text:p>BOX,IP54,4.74X3.13X2.17",ALUM,BLK,SCREWS</text:p>
          </table:table-cell>
        </table:table-row>
        <table:table-row table:style-name="ro2">
          <table:table-cell table:formula="of:=[$'master-pv_pn-5'.A11]" office:value-type="float" office:value="27">
            <text:p>27</text:p>
          </table:table-cell>
          <table:table-cell table:formula="of:=[$'master-pv_pn-5'.F11]" office:value-type="float" office:value="80000002">
            <text:p>80000002</text:p>
          </table:table-cell>
          <table:table-cell table:formula="of:=IF([$'master-pv_pn-5'.N11]=0;&quot;&quot;;[$'master-pv_pn-5'.N11])">
            <text:p/>
          </table:table-cell>
          <table:table-cell table:formula="of:=[$'master-pv_pn-5'.J11]" office:value-type="string" office:string-value="STANDOFF,HEX,4-40,0.75&quot;L,NYLON">
            <text:p>STANDOFF,HEX,4-40,0.75"L,NYLON</text:p>
          </table:table-cell>
        </table:table-row>
        <table:table-row table:style-name="ro2">
          <table:table-cell table:formula="of:=[$'master-pv_pn-5'.A12]" office:value-type="float" office:value="28">
            <text:p>28</text:p>
          </table:table-cell>
          <table:table-cell table:formula="of:=[$'master-pv_pn-5'.F12]" office:value-type="float" office:value="80000003">
            <text:p>80000003</text:p>
          </table:table-cell>
          <table:table-cell table:formula="of:=IF([$'master-pv_pn-5'.N12]=0;&quot;&quot;;[$'master-pv_pn-5'.N12])">
            <text:p/>
          </table:table-cell>
          <table:table-cell table:formula="of:=[$'master-pv_pn-5'.J12]" office:value-type="string" office:string-value="SCREW,MACHINE,PHIL,4-40X1/4,SS">
            <text:p>SCREW,MACHINE,PHIL,4-40X1/4,SS</text:p>
          </table:table-cell>
        </table:table-row>
        <table:table-row table:style-name="ro2">
          <table:table-cell table:formula="of:=[$'master-pv_pn-5'.A13]" office:value-type="float" office:value="29">
            <text:p>29</text:p>
          </table:table-cell>
          <table:table-cell table:formula="of:=[$'master-pv_pn-5'.F13]" office:value-type="float" office:value="80000004">
            <text:p>80000004</text:p>
          </table:table-cell>
          <table:table-cell table:formula="of:=IF([$'master-pv_pn-5'.N13]=0;&quot;&quot;;[$'master-pv_pn-5'.N13])">
            <text:p/>
          </table:table-cell>
          <table:table-cell table:formula="of:=[$'master-pv_pn-5'.J13]" office:value-type="string" office:string-value="WASHER,FLAT,4-40">
            <text:p>WASHER,FLAT,4-40</text:p>
          </table:table-cell>
        </table:table-row>
        <table:table-row table:style-name="ro2">
          <table:table-cell table:formula="of:=[$'master-pv_pn-5'.A14]" office:value-type="float" office:value="21">
            <text:p>21</text:p>
          </table:table-cell>
          <table:table-cell table:formula="of:=[$'master-pv_pn-5'.F14]" office:value-type="float" office:value="80000005">
            <text:p>80000005</text:p>
          </table:table-cell>
          <table:table-cell table:formula="of:=IF([$'master-pv_pn-5'.N14]=0;&quot;&quot;;[$'master-pv_pn-5'.N14])">
            <text:p/>
          </table:table-cell>
          <table:table-cell table:formula="of:=[$'master-pv_pn-5'.J14]" office:value-type="string" office:string-value="BOX,SHIPPING,5X4X2,CARDBOARD,WHITE">
            <text:p>BOX,SHIPPING,5X4X2,CARDBOARD,WHITE</text:p>
          </table:table-cell>
        </table:table-row>
        <table:table-row table:style-name="ro2">
          <table:table-cell table:formula="of:=[$'master-pv_pn-5'.A15]" office:value-type="float" office:value="32">
            <text:p>32</text:p>
          </table:table-cell>
          <table:table-cell table:formula="of:=[$'master-pv_pn-5'.F15]" office:value-type="float" office:value="80000006">
            <text:p>80000006</text:p>
          </table:table-cell>
          <table:table-cell table:formula="of:=IF([$'master-pv_pn-5'.N15]=0;&quot;&quot;;[$'master-pv_pn-5'.N15])">
            <text:p/>
          </table:table-cell>
          <table:table-cell table:formula="of:=[$'master-pv_pn-5'.J15]" office:value-type="string" office:string-value="STANDOFF,HEX,4-40,0.5&quot;L,ALUM">
            <text:p>STANDOFF,HEX,4-40,0.5"L,ALUM</text:p>
          </table:table-cell>
        </table:table-row>
        <table:table-row table:style-name="ro2">
          <table:table-cell table:formula="of:=[$'master-pv_pn-5'.A16]" office:value-type="float" office:value="26">
            <text:p>26</text:p>
          </table:table-cell>
          <table:table-cell table:formula="of:=[$'master-pv_pn-5'.F16]" office:value-type="float" office:value="80000007">
            <text:p>80000007</text:p>
          </table:table-cell>
          <table:table-cell table:formula="of:=IF([$'master-pv_pn-5'.N16]=0;&quot;&quot;;[$'master-pv_pn-5'.N16])">
            <text:p/>
          </table:table-cell>
          <table:table-cell table:formula="of:=[$'master-pv_pn-5'.J16]" office:value-type="string" office:string-value="WASHER,LOCK,#4,INTERNAL TOOTH">
            <text:p>WASHER,LOCK,#4,INTERNAL TOOTH</text:p>
          </table:table-cell>
        </table:table-row>
        <table:table-row table:style-name="ro2">
          <table:table-cell table:formula="of:=[$'master-pv_pn-5'.A17]" office:value-type="float" office:value="16">
            <text:p>16</text:p>
          </table:table-cell>
          <table:table-cell table:formula="of:=[$'master-pv_pn-5'.F17]" office:value-type="float" office:value="90000001">
            <text:p>90000001</text:p>
          </table:table-cell>
          <table:table-cell table:formula="of:=IF([$'master-pv_pn-5'.N17]=0;&quot;&quot;;[$'master-pv_pn-5'.N17])">
            <text:p/>
          </table:table-cell>
          <table:table-cell table:formula="of:=[$'master-pv_pn-5'.J17]" office:value-type="string" office:string-value="WIRE,MAGNET,38AWG,POLY">
            <text:p>WIRE,MAGNET,38AWG,POLY</text:p>
          </table:table-cell>
        </table:table-row>
        <table:table-row table:style-name="ro2">
          <table:table-cell table:formula="of:=[$'master-pv_pn-5'.A18]" office:value-type="float" office:value="17">
            <text:p>17</text:p>
          </table:table-cell>
          <table:table-cell table:formula="of:=[$'master-pv_pn-5'.F18]" office:value-type="float" office:value="90000002">
            <text:p>90000002</text:p>
          </table:table-cell>
          <table:table-cell table:formula="of:=IF([$'master-pv_pn-5'.N18]=0;&quot;&quot;;[$'master-pv_pn-5'.N18])">
            <text:p/>
          </table:table-cell>
          <table:table-cell table:formula="of:=[$'master-pv_pn-5'.J18]" office:value-type="string" office:string-value="MAG,FERRITE ROD,1/4IN X 4IN,MATL=61">
            <text:p>MAG,FERRITE ROD,1/4IN X 4IN,MATL=61</text:p>
          </table:table-cell>
        </table:table-row>
        <table:table-row table:style-name="ro2">
          <table:table-cell table:formula="of:=[$'master-pv_pn-5'.A19]" office:value-type="float" office:value="18">
            <text:p>18</text:p>
          </table:table-cell>
          <table:table-cell table:formula="of:=[$'master-pv_pn-5'.F19]" office:value-type="float" office:value="90000003">
            <text:p>90000003</text:p>
          </table:table-cell>
          <table:table-cell table:formula="of:=IF([$'master-pv_pn-5'.N19]=0;&quot;&quot;;[$'master-pv_pn-5'.N19])">
            <text:p/>
          </table:table-cell>
          <table:table-cell table:formula="of:=[$'master-pv_pn-5'.J19]" office:value-type="string" office:string-value="TAPE,ELECTRICAL,3/4&quot;,BLUE,VINYL">
            <text:p>TAPE,ELECTRICAL,3/4",BLUE,VINYL</text:p>
          </table:table-cell>
        </table:table-row>
        <table:table-row table:style-name="ro2">
          <table:table-cell table:formula="of:=[$'master-pv_pn-5'.A20]" office:value-type="float" office:value="14">
            <text:p>14</text:p>
          </table:table-cell>
          <table:table-cell table:formula="of:=[$'master-pv_pn-5'.F20]" office:value-type="float" office:value="90000004">
            <text:p>90000004</text:p>
          </table:table-cell>
          <table:table-cell table:formula="of:=IF([$'master-pv_pn-5'.N20]=0;&quot;&quot;;[$'master-pv_pn-5'.N20])">
            <text:p/>
          </table:table-cell>
          <table:table-cell table:formula="of:=[$'master-pv_pn-5'.J20]" office:value-type="string" office:string-value="CONN,PHONE,F,MONO,PCB,3.5MM">
            <text:p>CONN,PHONE,F,MONO,PCB,3.5MM</text:p>
          </table:table-cell>
        </table:table-row>
        <table:table-row table:style-name="ro2">
          <table:table-cell table:formula="of:=[$'master-pv_pn-5'.A21]" office:value-type="float" office:value="13">
            <text:p>13</text:p>
          </table:table-cell>
          <table:table-cell table:formula="of:=[$'master-pv_pn-5'.F21]" office:value-type="float" office:value="90000005">
            <text:p>90000005</text:p>
          </table:table-cell>
          <table:table-cell table:formula="of:=IF([$'master-pv_pn-5'.N21]=0;&quot;&quot;;[$'master-pv_pn-5'.N21])">
            <text:p/>
          </table:table-cell>
          <table:table-cell table:formula="of:=[$'master-pv_pn-5'.J21]" office:value-type="string" office:string-value="CAPV,150-230PF,TOP ADJUST,PCB">
            <text:p>CAPV,150-230PF,TOP ADJUST,PCB</text:p>
          </table:table-cell>
        </table:table-row>
        <table:table-row table:style-name="ro2">
          <table:table-cell table:formula="of:=[$'master-pv_pn-5'.A22]" office:value-type="float" office:value="12">
            <text:p>12</text:p>
          </table:table-cell>
          <table:table-cell table:formula="of:=[$'master-pv_pn-5'.F22]" office:value-type="float" office:value="90000006">
            <text:p>90000006</text:p>
          </table:table-cell>
          <table:table-cell table:formula="of:=IF([$'master-pv_pn-5'.N22]=0;&quot;&quot;;[$'master-pv_pn-5'.N22])">
            <text:p/>
          </table:table-cell>
          <table:table-cell table:formula="of:=[$'master-pv_pn-5'.J22]" office:value-type="string" office:string-value="DIO,SIG,GERM,0A95,AXIAL,D0-7,GLASS">
            <text:p>DIO,SIG,GERM,0A95,AXIAL,D0-7,GLASS</text:p>
          </table:table-cell>
        </table:table-row>
        <table:table-row table:style-name="ro2">
          <table:table-cell table:formula="of:=[$'master-pv_pn-5'.A23]" office:value-type="float" office:value="11">
            <text:p>11</text:p>
          </table:table-cell>
          <table:table-cell table:formula="of:=[$'master-pv_pn-5'.F23]" office:value-type="float" office:value="90000007">
            <text:p>90000007</text:p>
          </table:table-cell>
          <table:table-cell table:formula="of:=IF([$'master-pv_pn-5'.N23]=0;&quot;&quot;;[$'master-pv_pn-5'.N23])">
            <text:p/>
          </table:table-cell>
          <table:table-cell table:formula="of:=[$'master-pv_pn-5'.J23]" office:value-type="string" office:string-value="CAP,ELEC,10UF,16V,20%,RADIAL,ROHS">
            <text:p>CAP,ELEC,10UF,16V,20%,RADIAL,ROHS</text:p>
          </table:table-cell>
        </table:table-row>
        <table:table-row table:style-name="ro2">
          <table:table-cell table:formula="of:=[$'master-pv_pn-5'.A24]" office:value-type="float" office:value="10">
            <text:p>10</text:p>
          </table:table-cell>
          <table:table-cell table:formula="of:=[$'master-pv_pn-5'.F24]" office:value-type="float" office:value="90000008">
            <text:p>90000008</text:p>
          </table:table-cell>
          <table:table-cell table:formula="of:=IF([$'master-pv_pn-5'.N24]=0;&quot;&quot;;[$'master-pv_pn-5'.N24])">
            <text:p/>
          </table:table-cell>
          <table:table-cell table:formula="of:=[$'master-pv_pn-5'.J24]" office:value-type="string" office:string-value="CAP,CER,33PF,100V,10%,RADIAL,ROHS">
            <text:p>CAP,CER,33PF,100V,10%,RADIAL,ROHS</text:p>
          </table:table-cell>
        </table:table-row>
        <table:table-row table:style-name="ro2">
          <table:table-cell table:formula="of:=[$'master-pv_pn-5'.A25]" office:value-type="float" office:value="9">
            <text:p>9</text:p>
          </table:table-cell>
          <table:table-cell table:formula="of:=[$'master-pv_pn-5'.F25]" office:value-type="float" office:value="90000009">
            <text:p>90000009</text:p>
          </table:table-cell>
          <table:table-cell table:formula="of:=IF([$'master-pv_pn-5'.N25]=0;&quot;&quot;;[$'master-pv_pn-5'.N25])">
            <text:p/>
          </table:table-cell>
          <table:table-cell table:formula="of:=[$'master-pv_pn-5'.J25]" office:value-type="string" office:string-value="CAP,CER,3300PF,100V,10%,RADIAL,ROHS">
            <text:p>CAP,CER,3300PF,100V,10%,RADIAL,ROHS</text:p>
          </table:table-cell>
        </table:table-row>
        <table:table-row table:style-name="ro2">
          <table:table-cell table:formula="of:=[$'master-pv_pn-5'.A26]" office:value-type="float" office:value="8">
            <text:p>8</text:p>
          </table:table-cell>
          <table:table-cell table:formula="of:=[$'master-pv_pn-5'.F26]" office:value-type="float" office:value="90000010">
            <text:p>90000010</text:p>
          </table:table-cell>
          <table:table-cell table:formula="of:=IF([$'master-pv_pn-5'.N26]=0;&quot;&quot;;[$'master-pv_pn-5'.N26])">
            <text:p/>
          </table:table-cell>
          <table:table-cell table:formula="of:=[$'master-pv_pn-5'.J26]" office:value-type="string" office:string-value="RES,AXIAL,2.0M,0.4W,1%,MF,ROHS">
            <text:p>RES,AXIAL,2.0M,0.4W,1%,MF,ROHS</text:p>
          </table:table-cell>
        </table:table-row>
        <table:table-row table:style-name="ro2">
          <table:table-cell table:formula="of:=[$'master-pv_pn-5'.A27]" office:value-type="float" office:value="7">
            <text:p>7</text:p>
          </table:table-cell>
          <table:table-cell table:formula="of:=[$'master-pv_pn-5'.F27]" office:value-type="float" office:value="90000011">
            <text:p>90000011</text:p>
          </table:table-cell>
          <table:table-cell table:formula="of:=IF([$'master-pv_pn-5'.N27]=0;&quot;&quot;;[$'master-pv_pn-5'.N27])">
            <text:p/>
          </table:table-cell>
          <table:table-cell table:formula="of:=[$'master-pv_pn-5'.J27]" office:value-type="string" office:string-value="RES,AXIAL,5.6M,0.4W,1%,MF,ROHS">
            <text:p>RES,AXIAL,5.6M,0.4W,1%,MF,ROHS</text:p>
          </table:table-cell>
        </table:table-row>
        <table:table-row table:style-name="ro2">
          <table:table-cell table:formula="of:=[$'master-pv_pn-5'.A28]" office:value-type="float" office:value="5">
            <text:p>5</text:p>
          </table:table-cell>
          <table:table-cell table:formula="of:=[$'master-pv_pn-5'.F28]" office:value-type="float" office:value="90000012">
            <text:p>90000012</text:p>
          </table:table-cell>
          <table:table-cell table:formula="of:=IF([$'master-pv_pn-5'.N28]=0;&quot;&quot;;[$'master-pv_pn-5'.N28])">
            <text:p/>
          </table:table-cell>
          <table:table-cell table:formula="of:=[$'master-pv_pn-5'.J28]" office:value-type="string" office:string-value="EARPH,MONO,HI-Z,3.5MM">
            <text:p>EARPH,MONO,HI-Z,3.5MM</text:p>
          </table:table-cell>
        </table:table-row>
        <table:table-row table:style-name="ro2">
          <table:table-cell table:formula="of:=[$'master-pv_pn-5'.A29]" office:value-type="float" office:value="4">
            <text:p>4</text:p>
          </table:table-cell>
          <table:table-cell table:formula="of:=[$'master-pv_pn-5'.F29]" office:value-type="float" office:value="90000013">
            <text:p>90000013</text:p>
          </table:table-cell>
          <table:table-cell table:formula="of:=IF([$'master-pv_pn-5'.N29]=0;&quot;&quot;;[$'master-pv_pn-5'.N29])">
            <text:p/>
          </table:table-cell>
          <table:table-cell table:formula="of:=[$'master-pv_pn-5'.J29]" office:value-type="string" office:string-value="WIRE,SOLID,18AWG,WHITE,POLY">
            <text:p>WIRE,SOLID,18AWG,WHITE,POLY</text:p>
          </table:table-cell>
        </table:table-row>
        <table:table-row table:style-name="ro2">
          <table:table-cell table:formula="of:=[$'master-pv_pn-5'.A30]" office:value-type="float" office:value="30">
            <text:p>30</text:p>
          </table:table-cell>
          <table:table-cell table:formula="of:=[$'master-pv_pn-5'.F30]" office:value-type="float" office:value="90000014">
            <text:p>90000014</text:p>
          </table:table-cell>
          <table:table-cell table:formula="of:=IF([$'master-pv_pn-5'.N30]=0;&quot;&quot;;[$'master-pv_pn-5'.N30])">
            <text:p/>
          </table:table-cell>
          <table:table-cell table:formula="of:=[$'master-pv_pn-5'.J30]" office:value-type="string" office:string-value="CONN,BINDING POST BANANA,INSUL,GRN">
            <text:p>CONN,BINDING POST BANANA,INSUL,GRN</text:p>
          </table:table-cell>
        </table:table-row>
        <table:table-row table:style-name="ro2">
          <table:table-cell table:formula="of:=[$'master-pv_pn-5'.A31]" office:value-type="float" office:value="31">
            <text:p>31</text:p>
          </table:table-cell>
          <table:table-cell table:formula="of:=[$'master-pv_pn-5'.F31]" office:value-type="float" office:value="90000015">
            <text:p>90000015</text:p>
          </table:table-cell>
          <table:table-cell table:formula="of:=IF([$'master-pv_pn-5'.N31]=0;&quot;&quot;;[$'master-pv_pn-5'.N31])">
            <text:p/>
          </table:table-cell>
          <table:table-cell table:formula="of:=[$'master-pv_pn-5'.J31]" office:value-type="string" office:string-value="CONN,BINDING POST BANANA,INSUL,YEL">
            <text:p>CONN,BINDING POST BANANA,INSUL,YEL</text:p>
          </table:table-cell>
        </table:table-row>
        <table:table-row table:style-name="ro2">
          <table:table-cell table:formula="of:=[$'master-pv_pn-5'.A32]" office:value-type="float" office:value="23">
            <text:p>23</text:p>
          </table:table-cell>
          <table:table-cell table:formula="of:=[$'master-pv_pn-5'.F32]" office:value-type="float" office:value="90000016">
            <text:p>90000016</text:p>
          </table:table-cell>
          <table:table-cell table:formula="of:=IF([$'master-pv_pn-5'.N32]=0;&quot;&quot;;[$'master-pv_pn-5'.N32])">
            <text:p/>
          </table:table-cell>
          <table:table-cell table:formula="of:=[$'master-pv_pn-5'.J32]" office:value-type="string" office:string-value="CONN,RING,16-22AWG,#4,RED">
            <text:p>CONN,RING,16-22AWG,#4,RED</text:p>
          </table:table-cell>
        </table:table-row>
        <table:table-row table:style-name="ro2">
          <table:table-cell table:formula="of:=[$'master-pv_pn-5'.A33]" office:value-type="float" office:value="24">
            <text:p>24</text:p>
          </table:table-cell>
          <table:table-cell table:formula="of:=[$'master-pv_pn-5'.F33]" office:value-type="float" office:value="90000017">
            <text:p>90000017</text:p>
          </table:table-cell>
          <table:table-cell table:formula="of:=IF([$'master-pv_pn-5'.N33]=0;&quot;&quot;;[$'master-pv_pn-5'.N33])">
            <text:p/>
          </table:table-cell>
          <table:table-cell table:formula="of:=[$'master-pv_pn-5'.J33]" office:value-type="string" office:string-value="WIRE,STRANDED,16AWG,GREEN,POLY">
            <text:p>WIRE,STRANDED,16AWG,GREEN,POLY</text:p>
          </table:table-cell>
        </table:table-row>
        <table:table-row table:style-name="ro2">
          <table:table-cell table:formula="of:=[$'master-pv_pn-5'.A34]" office:value-type="float" office:value="25">
            <text:p>25</text:p>
          </table:table-cell>
          <table:table-cell table:formula="of:=[$'master-pv_pn-5'.F34]" office:value-type="float" office:value="90000018">
            <text:p>90000018</text:p>
          </table:table-cell>
          <table:table-cell table:formula="of:=IF([$'master-pv_pn-5'.N34]=0;&quot;&quot;;[$'master-pv_pn-5'.N34])">
            <text:p/>
          </table:table-cell>
          <table:table-cell table:formula="of:=[$'master-pv_pn-5'.J34]" office:value-type="string" office:string-value="WIRE,STRANDED,16AWG,YELLOW,POLY">
            <text:p>WIRE,STRANDED,16AWG,YELLOW,POLY</text:p>
          </table:table-cell>
        </table:table-row>
      </table:table>
      <table:table table:name="tryton" table:style-name="ta1" table:print="false">
        <table:table-column table:style-name="co38" table:default-cell-style-name="Default"/>
        <table:table-column table:style-name="co10" table:default-cell-style-name="Default"/>
        <table:table-column table:style-name="co29" table:default-cell-style-name="Default"/>
        <table:table-column table:style-name="co29" table:number-columns-repeated="2" table:default-cell-style-name="ce1"/>
        <table:table-row table:style-name="ro1">
          <table:table-cell office:value-type="string">
            <text:p>Variants/Code</text:p>
          </table:table-cell>
          <table:table-cell office:value-type="string">
            <text:p>Name</text:p>
          </table:table-cell>
          <table:table-cell office:value-type="string">
            <text:p>Default UOM</text:p>
          </table:table-cell>
          <table:table-cell table:style-name="Default" office:value-type="string">
            <text:p>List Price</text:p>
          </table:table-cell>
          <table:table-cell table:style-name="Default" office:value-type="string">
            <text:p>Cost Price</text:p>
          </table:table-cell>
        </table:table-row>
        <table:table-row table:style-name="ro2">
          <table:table-cell table:formula="of:=[$'master-pv_pn-5'.F2]" office:value-type="float" office:value="60000001">
            <text:p>60000001</text:p>
          </table:table-cell>
          <table:table-cell table:formula="of:=[$'master-pv_pn-5'.J2]" office:value-type="string" office:string-value="ASSY,FIELD SPARES,AIRCRAFT WIRELESS">
            <text:p>ASSY,FIELD SPARES,AIRCRAFT WIRELESS</text:p>
          </table:table-cell>
          <table:table-cell office:value-type="string">
            <text:p>Unit</text:p>
          </table:table-cell>
          <table:table-cell table:number-columns-repeated="2" office:value-type="float" office:value="1">
            <text:p>1.00</text:p>
          </table:table-cell>
        </table:table-row>
        <table:table-row table:style-name="ro2">
          <table:table-cell table:formula="of:=[$'master-pv_pn-5'.F3]" office:value-type="float" office:value="10000002">
            <text:p>10000002</text:p>
          </table:table-cell>
          <table:table-cell table:formula="of:=[$'master-pv_pn-5'.J3]" office:value-type="string" office:string-value="ENCL,AIRCRAFT WIRELESS">
            <text:p>ENCL,AIRCRAFT WIRELESS</text:p>
          </table:table-cell>
          <table:table-cell office:value-type="string">
            <text:p>Unit</text:p>
          </table:table-cell>
          <table:table-cell table:number-columns-repeated="2" office:value-type="float" office:value="1">
            <text:p>1.00</text:p>
          </table:table-cell>
        </table:table-row>
        <table:table-row table:style-name="ro2">
          <table:table-cell table:formula="of:=[$'master-pv_pn-5'.F4]" office:value-type="float" office:value="10000003">
            <text:p>10000003</text:p>
          </table:table-cell>
          <table:table-cell table:formula="of:=[$'master-pv_pn-5'.J4]" office:value-type="string" office:string-value="ASSY,MKTG,AIRCRAFT WIRELESS">
            <text:p>ASSY,MKTG,AIRCRAFT WIRELESS</text:p>
          </table:table-cell>
          <table:table-cell office:value-type="string">
            <text:p>Unit</text:p>
          </table:table-cell>
          <table:table-cell table:number-columns-repeated="2" office:value-type="float" office:value="1">
            <text:p>1.00</text:p>
          </table:table-cell>
        </table:table-row>
        <table:table-row table:style-name="ro2">
          <table:table-cell table:formula="of:=[$'master-pv_pn-5'.F5]" office:value-type="float" office:value="20000001">
            <text:p>20000001</text:p>
          </table:table-cell>
          <table:table-cell table:formula="of:=[$'master-pv_pn-5'.J5]" office:value-type="string" office:string-value="IND,830UH,AIRCRAFT WIRELESS">
            <text:p>IND,830UH,AIRCRAFT WIRELESS</text:p>
          </table:table-cell>
          <table:table-cell office:value-type="string">
            <text:p>Unit</text:p>
          </table:table-cell>
          <table:table-cell table:number-columns-repeated="2" office:value-type="float" office:value="1">
            <text:p>1.00</text:p>
          </table:table-cell>
        </table:table-row>
        <table:table-row table:style-name="ro2">
          <table:table-cell table:formula="of:=[$'master-pv_pn-5'.F6]" office:value-type="float" office:value="20000002">
            <text:p>20000002</text:p>
          </table:table-cell>
          <table:table-cell table:formula="of:=[$'master-pv_pn-5'.J6]" office:value-type="string" office:string-value="PCB,AIRCRAFT WIRELESS">
            <text:p>PCB,AIRCRAFT WIRELESS</text:p>
          </table:table-cell>
          <table:table-cell office:value-type="string">
            <text:p>Unit</text:p>
          </table:table-cell>
          <table:table-cell table:number-columns-repeated="2" office:value-type="float" office:value="1">
            <text:p>1.00</text:p>
          </table:table-cell>
        </table:table-row>
        <table:table-row table:style-name="ro2">
          <table:table-cell table:formula="of:=[$'master-pv_pn-5'.F7]" office:value-type="float" office:value="20000003">
            <text:p>20000003</text:p>
          </table:table-cell>
          <table:table-cell table:formula="of:=[$'master-pv_pn-5'.J7]" office:value-type="string" office:string-value="PCA,AIRCRAFT WIRELESS">
            <text:p>PCA,AIRCRAFT WIRELESS</text:p>
          </table:table-cell>
          <table:table-cell office:value-type="string">
            <text:p>Unit</text:p>
          </table:table-cell>
          <table:table-cell table:number-columns-repeated="2" office:value-type="float" office:value="1">
            <text:p>1.00</text:p>
          </table:table-cell>
        </table:table-row>
        <table:table-row table:style-name="ro2">
          <table:table-cell table:formula="of:=[$'master-pv_pn-5'.F8]" office:value-type="float" office:value="10000001">
            <text:p>10000001</text:p>
          </table:table-cell>
          <table:table-cell table:formula="of:=[$'master-pv_pn-5'.J8]" office:value-type="string" office:string-value="ASSY,AIRCRAFT WIRELESS">
            <text:p>ASSY,AIRCRAFT WIRELESS</text:p>
          </table:table-cell>
          <table:table-cell office:value-type="string">
            <text:p>Unit</text:p>
          </table:table-cell>
          <table:table-cell table:number-columns-repeated="2" office:value-type="float" office:value="1">
            <text:p>1.00</text:p>
          </table:table-cell>
        </table:table-row>
        <table:table-row table:style-name="ro2">
          <table:table-cell table:formula="of:=[$'master-pv_pn-5'.F9]" office:value-type="float" office:value="50000001">
            <text:p>50000001</text:p>
          </table:table-cell>
          <table:table-cell table:formula="of:=[$'master-pv_pn-5'.J9]" office:value-type="string" office:string-value="DOC,USER,AIRCRAFT WIRELESS">
            <text:p>DOC,USER,AIRCRAFT WIRELESS</text:p>
          </table:table-cell>
          <table:table-cell office:value-type="string">
            <text:p>Unit</text:p>
          </table:table-cell>
          <table:table-cell table:number-columns-repeated="2" office:value-type="float" office:value="1">
            <text:p>1.00</text:p>
          </table:table-cell>
        </table:table-row>
        <table:table-row table:style-name="ro2">
          <table:table-cell table:formula="of:=[$'master-pv_pn-5'.F10]" office:value-type="float" office:value="80000001">
            <text:p>80000001</text:p>
          </table:table-cell>
          <table:table-cell table:formula="of:=[$'master-pv_pn-5'.J10]" office:value-type="string" office:string-value="BOX,IP54,4.74X3.13X2.17&quot;,ALUM,BLK,SCREWS">
            <text:p>BOX,IP54,4.74X3.13X2.17",ALUM,BLK,SCREWS</text:p>
          </table:table-cell>
          <table:table-cell office:value-type="string">
            <text:p>Unit</text:p>
          </table:table-cell>
          <table:table-cell table:number-columns-repeated="2" office:value-type="float" office:value="1">
            <text:p>1.00</text:p>
          </table:table-cell>
        </table:table-row>
        <table:table-row table:style-name="ro2">
          <table:table-cell table:formula="of:=[$'master-pv_pn-5'.F11]" office:value-type="float" office:value="80000002">
            <text:p>80000002</text:p>
          </table:table-cell>
          <table:table-cell table:formula="of:=[$'master-pv_pn-5'.J11]" office:value-type="string" office:string-value="STANDOFF,HEX,4-40,0.75&quot;L,NYLON">
            <text:p>STANDOFF,HEX,4-40,0.75"L,NYLON</text:p>
          </table:table-cell>
          <table:table-cell office:value-type="string">
            <text:p>Unit</text:p>
          </table:table-cell>
          <table:table-cell table:number-columns-repeated="2" office:value-type="float" office:value="1">
            <text:p>1.00</text:p>
          </table:table-cell>
        </table:table-row>
        <table:table-row table:style-name="ro2">
          <table:table-cell table:formula="of:=[$'master-pv_pn-5'.F12]" office:value-type="float" office:value="80000003">
            <text:p>80000003</text:p>
          </table:table-cell>
          <table:table-cell table:formula="of:=[$'master-pv_pn-5'.J12]" office:value-type="string" office:string-value="SCREW,MACHINE,PHIL,4-40X1/4,SS">
            <text:p>SCREW,MACHINE,PHIL,4-40X1/4,SS</text:p>
          </table:table-cell>
          <table:table-cell office:value-type="string">
            <text:p>Unit</text:p>
          </table:table-cell>
          <table:table-cell table:number-columns-repeated="2" office:value-type="float" office:value="1">
            <text:p>1.00</text:p>
          </table:table-cell>
        </table:table-row>
        <table:table-row table:style-name="ro2">
          <table:table-cell table:formula="of:=[$'master-pv_pn-5'.F13]" office:value-type="float" office:value="80000004">
            <text:p>80000004</text:p>
          </table:table-cell>
          <table:table-cell table:formula="of:=[$'master-pv_pn-5'.J13]" office:value-type="string" office:string-value="WASHER,FLAT,4-40">
            <text:p>WASHER,FLAT,4-40</text:p>
          </table:table-cell>
          <table:table-cell office:value-type="string">
            <text:p>Unit</text:p>
          </table:table-cell>
          <table:table-cell table:number-columns-repeated="2" office:value-type="float" office:value="1">
            <text:p>1.00</text:p>
          </table:table-cell>
        </table:table-row>
        <table:table-row table:style-name="ro2">
          <table:table-cell table:formula="of:=[$'master-pv_pn-5'.F14]" office:value-type="float" office:value="80000005">
            <text:p>80000005</text:p>
          </table:table-cell>
          <table:table-cell table:formula="of:=[$'master-pv_pn-5'.J14]" office:value-type="string" office:string-value="BOX,SHIPPING,5X4X2,CARDBOARD,WHITE">
            <text:p>BOX,SHIPPING,5X4X2,CARDBOARD,WHITE</text:p>
          </table:table-cell>
          <table:table-cell office:value-type="string">
            <text:p>Unit</text:p>
          </table:table-cell>
          <table:table-cell table:number-columns-repeated="2" office:value-type="float" office:value="1">
            <text:p>1.00</text:p>
          </table:table-cell>
        </table:table-row>
        <table:table-row table:style-name="ro2">
          <table:table-cell table:formula="of:=[$'master-pv_pn-5'.F15]" office:value-type="float" office:value="80000006">
            <text:p>80000006</text:p>
          </table:table-cell>
          <table:table-cell table:formula="of:=[$'master-pv_pn-5'.J15]" office:value-type="string" office:string-value="STANDOFF,HEX,4-40,0.5&quot;L,ALUM">
            <text:p>STANDOFF,HEX,4-40,0.5"L,ALUM</text:p>
          </table:table-cell>
          <table:table-cell office:value-type="string">
            <text:p>Unit</text:p>
          </table:table-cell>
          <table:table-cell table:number-columns-repeated="2" office:value-type="float" office:value="1">
            <text:p>1.00</text:p>
          </table:table-cell>
        </table:table-row>
        <table:table-row table:style-name="ro2">
          <table:table-cell table:formula="of:=[$'master-pv_pn-5'.F16]" office:value-type="float" office:value="80000007">
            <text:p>80000007</text:p>
          </table:table-cell>
          <table:table-cell table:formula="of:=[$'master-pv_pn-5'.J16]" office:value-type="string" office:string-value="WASHER,LOCK,#4,INTERNAL TOOTH">
            <text:p>WASHER,LOCK,#4,INTERNAL TOOTH</text:p>
          </table:table-cell>
          <table:table-cell office:value-type="string">
            <text:p>Unit</text:p>
          </table:table-cell>
          <table:table-cell table:number-columns-repeated="2" office:value-type="float" office:value="1">
            <text:p>1.00</text:p>
          </table:table-cell>
        </table:table-row>
        <table:table-row table:style-name="ro2">
          <table:table-cell table:formula="of:=[$'master-pv_pn-5'.F17]" office:value-type="float" office:value="90000001">
            <text:p>90000001</text:p>
          </table:table-cell>
          <table:table-cell table:formula="of:=[$'master-pv_pn-5'.J17]" office:value-type="string" office:string-value="WIRE,MAGNET,38AWG,POLY">
            <text:p>WIRE,MAGNET,38AWG,POLY</text:p>
          </table:table-cell>
          <table:table-cell office:value-type="string">
            <text:p>Unit</text:p>
          </table:table-cell>
          <table:table-cell table:number-columns-repeated="2" office:value-type="float" office:value="1">
            <text:p>1.00</text:p>
          </table:table-cell>
        </table:table-row>
        <table:table-row table:style-name="ro2">
          <table:table-cell table:formula="of:=[$'master-pv_pn-5'.F18]" office:value-type="float" office:value="90000002">
            <text:p>90000002</text:p>
          </table:table-cell>
          <table:table-cell table:formula="of:=[$'master-pv_pn-5'.J18]" office:value-type="string" office:string-value="MAG,FERRITE ROD,1/4IN X 4IN,MATL=61">
            <text:p>MAG,FERRITE ROD,1/4IN X 4IN,MATL=61</text:p>
          </table:table-cell>
          <table:table-cell office:value-type="string">
            <text:p>Unit</text:p>
          </table:table-cell>
          <table:table-cell table:number-columns-repeated="2" office:value-type="float" office:value="1">
            <text:p>1.00</text:p>
          </table:table-cell>
        </table:table-row>
        <table:table-row table:style-name="ro2">
          <table:table-cell table:formula="of:=[$'master-pv_pn-5'.F19]" office:value-type="float" office:value="90000003">
            <text:p>90000003</text:p>
          </table:table-cell>
          <table:table-cell table:formula="of:=[$'master-pv_pn-5'.J19]" office:value-type="string" office:string-value="TAPE,ELECTRICAL,3/4&quot;,BLUE,VINYL">
            <text:p>TAPE,ELECTRICAL,3/4",BLUE,VINYL</text:p>
          </table:table-cell>
          <table:table-cell office:value-type="string">
            <text:p>Unit</text:p>
          </table:table-cell>
          <table:table-cell table:number-columns-repeated="2" office:value-type="float" office:value="1">
            <text:p>1.00</text:p>
          </table:table-cell>
        </table:table-row>
        <table:table-row table:style-name="ro2">
          <table:table-cell table:formula="of:=[$'master-pv_pn-5'.F20]" office:value-type="float" office:value="90000004">
            <text:p>90000004</text:p>
          </table:table-cell>
          <table:table-cell table:formula="of:=[$'master-pv_pn-5'.J20]" office:value-type="string" office:string-value="CONN,PHONE,F,MONO,PCB,3.5MM">
            <text:p>CONN,PHONE,F,MONO,PCB,3.5MM</text:p>
          </table:table-cell>
          <table:table-cell office:value-type="string">
            <text:p>Unit</text:p>
          </table:table-cell>
          <table:table-cell table:number-columns-repeated="2" office:value-type="float" office:value="1">
            <text:p>1.00</text:p>
          </table:table-cell>
        </table:table-row>
        <table:table-row table:style-name="ro2">
          <table:table-cell table:formula="of:=[$'master-pv_pn-5'.F21]" office:value-type="float" office:value="90000005">
            <text:p>90000005</text:p>
          </table:table-cell>
          <table:table-cell table:formula="of:=[$'master-pv_pn-5'.J21]" office:value-type="string" office:string-value="CAPV,150-230PF,TOP ADJUST,PCB">
            <text:p>CAPV,150-230PF,TOP ADJUST,PCB</text:p>
          </table:table-cell>
          <table:table-cell office:value-type="string">
            <text:p>Unit</text:p>
          </table:table-cell>
          <table:table-cell table:number-columns-repeated="2" office:value-type="float" office:value="1">
            <text:p>1.00</text:p>
          </table:table-cell>
        </table:table-row>
        <table:table-row table:style-name="ro2">
          <table:table-cell table:formula="of:=[$'master-pv_pn-5'.F22]" office:value-type="float" office:value="90000006">
            <text:p>90000006</text:p>
          </table:table-cell>
          <table:table-cell table:formula="of:=[$'master-pv_pn-5'.J22]" office:value-type="string" office:string-value="DIO,SIG,GERM,0A95,AXIAL,D0-7,GLASS">
            <text:p>DIO,SIG,GERM,0A95,AXIAL,D0-7,GLASS</text:p>
          </table:table-cell>
          <table:table-cell office:value-type="string">
            <text:p>Unit</text:p>
          </table:table-cell>
          <table:table-cell table:number-columns-repeated="2" office:value-type="float" office:value="1">
            <text:p>1.00</text:p>
          </table:table-cell>
        </table:table-row>
        <table:table-row table:style-name="ro2">
          <table:table-cell table:formula="of:=[$'master-pv_pn-5'.F23]" office:value-type="float" office:value="90000007">
            <text:p>90000007</text:p>
          </table:table-cell>
          <table:table-cell table:formula="of:=[$'master-pv_pn-5'.J23]" office:value-type="string" office:string-value="CAP,ELEC,10UF,16V,20%,RADIAL,ROHS">
            <text:p>CAP,ELEC,10UF,16V,20%,RADIAL,ROHS</text:p>
          </table:table-cell>
          <table:table-cell office:value-type="string">
            <text:p>Unit</text:p>
          </table:table-cell>
          <table:table-cell table:number-columns-repeated="2" office:value-type="float" office:value="1">
            <text:p>1.00</text:p>
          </table:table-cell>
        </table:table-row>
        <table:table-row table:style-name="ro2">
          <table:table-cell table:formula="of:=[$'master-pv_pn-5'.F24]" office:value-type="float" office:value="90000008">
            <text:p>90000008</text:p>
          </table:table-cell>
          <table:table-cell table:formula="of:=[$'master-pv_pn-5'.J24]" office:value-type="string" office:string-value="CAP,CER,33PF,100V,10%,RADIAL,ROHS">
            <text:p>CAP,CER,33PF,100V,10%,RADIAL,ROHS</text:p>
          </table:table-cell>
          <table:table-cell office:value-type="string">
            <text:p>Unit</text:p>
          </table:table-cell>
          <table:table-cell table:number-columns-repeated="2" office:value-type="float" office:value="1">
            <text:p>1.00</text:p>
          </table:table-cell>
        </table:table-row>
        <table:table-row table:style-name="ro2">
          <table:table-cell table:formula="of:=[$'master-pv_pn-5'.F25]" office:value-type="float" office:value="90000009">
            <text:p>90000009</text:p>
          </table:table-cell>
          <table:table-cell table:formula="of:=[$'master-pv_pn-5'.J25]" office:value-type="string" office:string-value="CAP,CER,3300PF,100V,10%,RADIAL,ROHS">
            <text:p>CAP,CER,3300PF,100V,10%,RADIAL,ROHS</text:p>
          </table:table-cell>
          <table:table-cell office:value-type="string">
            <text:p>Unit</text:p>
          </table:table-cell>
          <table:table-cell table:number-columns-repeated="2" office:value-type="float" office:value="1">
            <text:p>1.00</text:p>
          </table:table-cell>
        </table:table-row>
        <table:table-row table:style-name="ro2">
          <table:table-cell table:formula="of:=[$'master-pv_pn-5'.F26]" office:value-type="float" office:value="90000010">
            <text:p>90000010</text:p>
          </table:table-cell>
          <table:table-cell table:formula="of:=[$'master-pv_pn-5'.J26]" office:value-type="string" office:string-value="RES,AXIAL,2.0M,0.4W,1%,MF,ROHS">
            <text:p>RES,AXIAL,2.0M,0.4W,1%,MF,ROHS</text:p>
          </table:table-cell>
          <table:table-cell office:value-type="string">
            <text:p>Unit</text:p>
          </table:table-cell>
          <table:table-cell table:number-columns-repeated="2" office:value-type="float" office:value="1">
            <text:p>1.00</text:p>
          </table:table-cell>
        </table:table-row>
        <table:table-row table:style-name="ro2">
          <table:table-cell table:formula="of:=[$'master-pv_pn-5'.F27]" office:value-type="float" office:value="90000011">
            <text:p>90000011</text:p>
          </table:table-cell>
          <table:table-cell table:formula="of:=[$'master-pv_pn-5'.J27]" office:value-type="string" office:string-value="RES,AXIAL,5.6M,0.4W,1%,MF,ROHS">
            <text:p>RES,AXIAL,5.6M,0.4W,1%,MF,ROHS</text:p>
          </table:table-cell>
          <table:table-cell office:value-type="string">
            <text:p>Unit</text:p>
          </table:table-cell>
          <table:table-cell table:number-columns-repeated="2" office:value-type="float" office:value="1">
            <text:p>1.00</text:p>
          </table:table-cell>
        </table:table-row>
        <table:table-row table:style-name="ro2">
          <table:table-cell table:formula="of:=[$'master-pv_pn-5'.F28]" office:value-type="float" office:value="90000012">
            <text:p>90000012</text:p>
          </table:table-cell>
          <table:table-cell table:formula="of:=[$'master-pv_pn-5'.J28]" office:value-type="string" office:string-value="EARPH,MONO,HI-Z,3.5MM">
            <text:p>EARPH,MONO,HI-Z,3.5MM</text:p>
          </table:table-cell>
          <table:table-cell office:value-type="string">
            <text:p>Unit</text:p>
          </table:table-cell>
          <table:table-cell table:number-columns-repeated="2" office:value-type="float" office:value="1">
            <text:p>1.00</text:p>
          </table:table-cell>
        </table:table-row>
        <table:table-row table:style-name="ro2">
          <table:table-cell table:formula="of:=[$'master-pv_pn-5'.F29]" office:value-type="float" office:value="90000013">
            <text:p>90000013</text:p>
          </table:table-cell>
          <table:table-cell table:formula="of:=[$'master-pv_pn-5'.J29]" office:value-type="string" office:string-value="WIRE,SOLID,18AWG,WHITE,POLY">
            <text:p>WIRE,SOLID,18AWG,WHITE,POLY</text:p>
          </table:table-cell>
          <table:table-cell office:value-type="string">
            <text:p>Unit</text:p>
          </table:table-cell>
          <table:table-cell table:number-columns-repeated="2" office:value-type="float" office:value="1">
            <text:p>1.00</text:p>
          </table:table-cell>
        </table:table-row>
        <table:table-row table:style-name="ro2">
          <table:table-cell table:formula="of:=[$'master-pv_pn-5'.F30]" office:value-type="float" office:value="90000014">
            <text:p>90000014</text:p>
          </table:table-cell>
          <table:table-cell table:formula="of:=[$'master-pv_pn-5'.J30]" office:value-type="string" office:string-value="CONN,BINDING POST BANANA,INSUL,GRN">
            <text:p>CONN,BINDING POST BANANA,INSUL,GRN</text:p>
          </table:table-cell>
          <table:table-cell office:value-type="string">
            <text:p>Unit</text:p>
          </table:table-cell>
          <table:table-cell table:number-columns-repeated="2" office:value-type="float" office:value="1">
            <text:p>1.00</text:p>
          </table:table-cell>
        </table:table-row>
        <table:table-row table:style-name="ro2">
          <table:table-cell table:formula="of:=[$'master-pv_pn-5'.F31]" office:value-type="float" office:value="90000015">
            <text:p>90000015</text:p>
          </table:table-cell>
          <table:table-cell table:formula="of:=[$'master-pv_pn-5'.J31]" office:value-type="string" office:string-value="CONN,BINDING POST BANANA,INSUL,YEL">
            <text:p>CONN,BINDING POST BANANA,INSUL,YEL</text:p>
          </table:table-cell>
          <table:table-cell office:value-type="string">
            <text:p>Unit</text:p>
          </table:table-cell>
          <table:table-cell table:number-columns-repeated="2" office:value-type="float" office:value="1">
            <text:p>1.00</text:p>
          </table:table-cell>
        </table:table-row>
        <table:table-row table:style-name="ro2">
          <table:table-cell table:formula="of:=[$'master-pv_pn-5'.F32]" office:value-type="float" office:value="90000016">
            <text:p>90000016</text:p>
          </table:table-cell>
          <table:table-cell table:formula="of:=[$'master-pv_pn-5'.J32]" office:value-type="string" office:string-value="CONN,RING,16-22AWG,#4,RED">
            <text:p>CONN,RING,16-22AWG,#4,RED</text:p>
          </table:table-cell>
          <table:table-cell office:value-type="string">
            <text:p>Unit</text:p>
          </table:table-cell>
          <table:table-cell table:number-columns-repeated="2" office:value-type="float" office:value="1">
            <text:p>1.00</text:p>
          </table:table-cell>
        </table:table-row>
        <table:table-row table:style-name="ro2">
          <table:table-cell table:formula="of:=[$'master-pv_pn-5'.F33]" office:value-type="float" office:value="90000017">
            <text:p>90000017</text:p>
          </table:table-cell>
          <table:table-cell table:formula="of:=[$'master-pv_pn-5'.J33]" office:value-type="string" office:string-value="WIRE,STRANDED,16AWG,GREEN,POLY">
            <text:p>WIRE,STRANDED,16AWG,GREEN,POLY</text:p>
          </table:table-cell>
          <table:table-cell office:value-type="string">
            <text:p>Unit</text:p>
          </table:table-cell>
          <table:table-cell table:number-columns-repeated="2" office:value-type="float" office:value="1">
            <text:p>1.00</text:p>
          </table:table-cell>
        </table:table-row>
        <table:table-row table:style-name="ro2">
          <table:table-cell table:formula="of:=[$'master-pv_pn-5'.F34]" office:value-type="float" office:value="90000018">
            <text:p>90000018</text:p>
          </table:table-cell>
          <table:table-cell table:formula="of:=[$'master-pv_pn-5'.J34]" office:value-type="string" office:string-value="WIRE,STRANDED,16AWG,YELLOW,POLY">
            <text:p>WIRE,STRANDED,16AWG,YELLOW,POLY</text:p>
          </table:table-cell>
          <table:table-cell office:value-type="string">
            <text:p>Unit</text:p>
          </table:table-cell>
          <table:table-cell table:number-columns-repeated="2" office:value-type="float" office:value="1">
            <text:p>1.00</text:p>
          </table:table-cell>
        </table:table-row>
      </table:table>
      <table:table table:name="erpnext" table:style-name="ta1" table:print="false">
        <office:forms form:automatic-focus="false" form:apply-design-mode="false"/>
        <table:table-column table:style-name="co11" table:default-cell-style-name="ce4"/>
        <table:table-column table:style-name="co39" table:default-cell-style-name="Default"/>
        <table:table-column table:style-name="co16" table:default-cell-style-name="Default"/>
        <table:table-column table:style-name="co36" table:default-cell-style-name="Default"/>
        <table:table-column table:style-name="co40" table:default-cell-style-name="Default"/>
        <table:table-column table:style-name="co11" table:default-cell-style-name="Default"/>
        <table:table-column table:style-name="co39" table:default-cell-style-name="Default"/>
        <table:table-column table:style-name="co39" table:default-cell-style-name="ce8"/>
        <table:table-column table:style-name="co41" table:default-cell-style-name="ce4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21" table:default-cell-style-name="Default"/>
        <table:table-column table:style-name="co46" table:default-cell-style-name="Default"/>
        <table:table-column table:style-name="co23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ce8"/>
        <table:table-column table:style-name="co52" table:default-cell-style-name="ce4"/>
        <table:table-column table:style-name="co41" table:default-cell-style-name="Default"/>
        <table:table-column table:style-name="co9" table:default-cell-style-name="ce8"/>
        <table:table-column table:style-name="co53" table:default-cell-style-name="ce4"/>
        <table:table-column table:style-name="co54" table:default-cell-style-name="Default"/>
        <table:table-column table:style-name="co55" table:number-columns-repeated="2" table:default-cell-style-name="Default"/>
        <table:table-column table:style-name="co56" table:default-cell-style-name="Default"/>
        <table:table-column table:style-name="co34" table:default-cell-style-name="Default"/>
        <table:table-column table:style-name="co51" table:default-cell-style-name="Default"/>
        <table:table-column table:style-name="co27" table:default-cell-style-name="Default"/>
        <table:table-column table:style-name="co57" table:default-cell-style-name="Default"/>
        <table:table-column table:style-name="co58" table:default-cell-style-name="ce8"/>
        <table:table-column table:style-name="co18" table:default-cell-style-name="ce4"/>
        <table:table-column table:style-name="co52" table:default-cell-style-name="Default"/>
        <table:table-column table:style-name="co23" table:default-cell-style-name="Default"/>
        <table:table-column table:style-name="co59" table:default-cell-style-name="Default"/>
        <table:table-column table:style-name="co45" table:default-cell-style-name="Default"/>
        <table:table-column table:style-name="co60" table:default-cell-style-name="Default"/>
        <table:table-column table:style-name="co21" table:default-cell-style-name="ce8"/>
        <table:table-column table:style-name="co7" table:default-cell-style-name="ce4"/>
        <table:table-column table:style-name="co7" table:default-cell-style-name="ce8"/>
        <table:table-column table:style-name="co61" table:default-cell-style-name="ce4"/>
        <table:table-column table:style-name="co45" table:default-cell-style-name="ce8"/>
        <table:table-column table:style-name="co50" table:default-cell-style-name="ce4"/>
        <table:table-column table:style-name="co36" table:default-cell-style-name="Default"/>
        <table:table-column table:style-name="co42" table:default-cell-style-name="Default"/>
        <table:table-column table:style-name="co61" table:default-cell-style-name="ce8"/>
        <table:table-column table:style-name="co53" table:default-cell-style-name="ce4"/>
        <table:table-column table:style-name="co62" table:default-cell-style-name="Default"/>
        <table:table-column table:style-name="co57" table:default-cell-style-name="Default"/>
        <table:table-column table:style-name="co15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16" table:default-cell-style-name="Default"/>
        <table:table-column table:style-name="co65" table:default-cell-style-name="Default"/>
        <table:table-column table:style-name="co59" table:default-cell-style-name="ce8"/>
        <table:table-row table:style-name="ro1">
          <table:table-cell table:style-name="ce2" office:value-type="string">
            <text:p>Name and Description</text:p>
          </table:table-cell>
          <table:table-cell table:style-name="ce5" table:number-columns-repeated="7"/>
          <table:table-cell table:style-name="ce2" office:value-type="string">
            <text:p>Inventory</text:p>
          </table:table-cell>
          <table:table-cell table:style-name="ce5" table:number-columns-repeated="11"/>
          <table:table-cell table:style-name="ce7"/>
          <table:table-cell table:style-name="ce2" office:value-type="string">
            <text:p>Re-Order</text:p>
          </table:table-cell>
          <table:table-cell table:style-name="ce5"/>
          <table:table-cell table:style-name="ce7"/>
          <table:table-cell table:style-name="ce5" office:value-type="string">
            <text:p>Purchase Details</text:p>
          </table:table-cell>
          <table:table-cell table:style-name="ce5" table:number-columns-repeated="9"/>
          <table:table-cell table:style-name="ce2" office:value-type="string">
            <text:p>Sales Details</text:p>
          </table:table-cell>
          <table:table-cell table:style-name="ce5" table:number-columns-repeated="5"/>
          <table:table-cell table:style-name="ce7"/>
          <table:table-cell table:style-name="ce2" office:value-type="string">
            <text:p>Item Tax</text:p>
          </table:table-cell>
          <table:table-cell table:style-name="ce7"/>
          <table:table-cell table:style-name="ce2" office:value-type="string">
            <text:p>Inspection Criteria</text:p>
          </table:table-cell>
          <table:table-cell table:style-name="ce7"/>
          <table:table-cell table:style-name="ce5" office:value-type="string">
            <text:p>Manufacturing</text:p>
          </table:table-cell>
          <table:table-cell table:style-name="ce5" table:number-columns-repeated="2"/>
          <table:table-cell table:style-name="ce7"/>
          <table:table-cell table:style-name="ce5" office:value-type="string">
            <office:annotation draw:style-name="gr1" draw:text-style-name="P1" svg:width="1.1413in" svg:height="0.2634in" svg:x="60.3134in" svg:y="0in" draw:caption-point-x="-0.2402in" draw:caption-point-y="0.0039in">
              <dc:creator>DRS</dc:creator>
              <dc:date>2014-11-16T00:00:00</dc:date>
              <text:p text:style-name="P1">Check-Box</text:p>
            </office:annotation>
            <text:p>Website</text:p>
          </table:table-cell>
          <table:table-cell table:style-name="ce5" table:number-columns-repeated="7"/>
          <table:table-cell table:style-name="ce7"/>
        </table:table-row>
        <table:table-row table:style-name="ro3">
          <table:table-cell table:style-name="ce3" office:value-type="string">
            <text:p>Code</text:p>
          </table:table-cell>
          <table:table-cell table:style-name="ce6" office:value-type="string">
            <text:p>Item Name</text:p>
          </table:table-cell>
          <table:table-cell table:style-name="ce6" office:value-type="string">
            <text:p>Item Group</text:p>
          </table:table-cell>
          <table:table-cell table:style-name="ce6" office:value-type="string">
            <text:p>Default UOM</text:p>
          </table:table-cell>
          <table:table-cell table:style-name="ce6" office:value-type="string">
            <text:p>Brand</text:p>
          </table:table-cell>
          <table:table-cell table:style-name="ce6" office:value-type="string">
            <text:p>Barcode</text:p>
          </table:table-cell>
          <table:table-cell table:style-name="ce6" office:value-type="string">
            <text:p>Description</text:p>
          </table:table-cell>
          <table:table-cell table:style-name="ce6" office:value-type="string">
            <text:p>Description HTML</text:p>
          </table:table-cell>
          <table:table-cell table:style-name="ce3" office:value-type="string">
            <text:p>Is Stock Item</text:p>
          </table:table-cell>
          <table:table-cell table:style-name="ce6" office:value-type="string">
            <text:p>Default Warehouse</text:p>
          </table:table-cell>
          <table:table-cell table:style-name="ce6" office:value-type="string">
            <text:p>Allowance Percent</text:p>
          </table:table-cell>
          <table:table-cell table:style-name="ce6" office:value-type="string">
            <text:p>Valuation Method</text:p>
          </table:table-cell>
          <table:table-cell table:style-name="ce6" office:value-type="string">
            <text:p>Minimum Order Qty</text:p>
          </table:table-cell>
          <table:table-cell table:style-name="ce6" office:value-type="string">
            <text:p>Is Fixed Asset Item</text:p>
          </table:table-cell>
          <table:table-cell table:style-name="ce6" office:value-type="string">
            <text:p>Has Batch No</text:p>
          </table:table-cell>
          <table:table-cell table:style-name="ce6" office:value-type="string">
            <text:p>Has Serial No</text:p>
          </table:table-cell>
          <table:table-cell table:style-name="ce6" office:value-type="string">
            <text:p>Serial Number Series</text:p>
          </table:table-cell>
          <table:table-cell table:style-name="ce6" office:value-type="string">
            <text:p>Warranty Period days</text:p>
          </table:table-cell>
          <table:table-cell table:style-name="ce6" office:value-type="string">
            <text:p>End of Life</text:p>
          </table:table-cell>
          <table:table-cell table:style-name="ce6" office:value-type="string">
            <text:p>Net Weight</text:p>
          </table:table-cell>
          <table:table-cell table:style-name="ce9" office:value-type="string">
            <text:p>Weight UOM</text:p>
          </table:table-cell>
          <table:table-cell table:style-name="ce3" office:value-type="string">
            <text:p>Re-Order Level</text:p>
          </table:table-cell>
          <table:table-cell table:style-name="ce6" office:value-type="string">
            <text:p>Re-Order Qty</text:p>
          </table:table-cell>
          <table:table-cell table:style-name="ce9" office:value-type="string">
            <office:annotation draw:style-name="gr2" draw:text-style-name="P1" svg:width="1.1413in" svg:height="1.1677in" svg:x="28.1181in" svg:y="0.1776in" draw:caption-point-x="-0.2402in" draw:caption-point-y="0.0039in">
              <dc:creator>DRS</dc:creator>
              <dc:date>2014-11-16T00:00:00</dc:date>
              <text:p text:style-name="P1">Appears to support multiple warehouses for MRP <text:s/>(e.g. Shopton, Calgary, <text:s/>London...)</text:p>
            </office:annotation>
            <text:p>Warehouse</text:p>
          </table:table-cell>
          <table:table-cell table:style-name="ce6" office:value-type="string">
            <text:p>Is Purchase Item</text:p>
          </table:table-cell>
          <table:table-cell table:style-name="ce6" office:value-type="string">
            <text:p>Default Supplier</text:p>
          </table:table-cell>
          <table:table-cell table:style-name="ce6" office:value-type="string">
            <text:p>Lead Time Days</text:p>
          </table:table-cell>
          <table:table-cell table:style-name="ce6" office:value-type="string">
            <text:p>Default Expense Account</text:p>
          </table:table-cell>
          <table:table-cell table:style-name="ce6" office:value-type="string">
            <text:p>Default Buying Cost Center</text:p>
          </table:table-cell>
          <table:table-cell table:style-name="ce6" office:value-type="string">
            <text:p>UOM</text:p>
          </table:table-cell>
          <table:table-cell table:style-name="ce6" office:value-type="string">
            <text:p>Manufacturer</text:p>
          </table:table-cell>
          <table:table-cell table:style-name="ce6" office:value-type="string">
            <text:p>Manufacturer Part Number</text:p>
          </table:table-cell>
          <table:table-cell table:style-name="ce6" office:value-type="string">
            <text:p>Supplier</text:p>
          </table:table-cell>
          <table:table-cell table:style-name="ce6" office:value-type="string">
            <text:p>Supplier Part Number</text:p>
          </table:table-cell>
          <table:table-cell table:style-name="ce3" office:value-type="string">
            <text:p>Is Sales Item</text:p>
          </table:table-cell>
          <table:table-cell table:style-name="ce6" office:value-type="string">
            <text:p>Is Service Item</text:p>
          </table:table-cell>
          <table:table-cell table:style-name="ce6" office:value-type="string">
            <text:p>Max Discount</text:p>
          </table:table-cell>
          <table:table-cell table:style-name="ce6" office:value-type="string">
            <text:p>Default Income Acct</text:p>
          </table:table-cell>
          <table:table-cell table:style-name="ce6" office:value-type="string">
            <text:p>Default Selling Acct</text:p>
          </table:table-cell>
          <table:table-cell table:style-name="ce6" office:value-type="string">
            <text:p>Customer Name</text:p>
          </table:table-cell>
          <table:table-cell table:style-name="ce9" office:value-type="string">
            <text:p>Customer Ref Code</text:p>
          </table:table-cell>
          <table:table-cell table:style-name="ce3" office:value-type="string">
            <text:p>Tax</text:p>
          </table:table-cell>
          <table:table-cell table:style-name="ce9" office:value-type="string">
            <text:p>Tax Rate</text:p>
          </table:table-cell>
          <table:table-cell table:style-name="ce3" office:value-type="string">
            <text:p>Parameter</text:p>
          </table:table-cell>
          <table:table-cell table:style-name="ce9" office:value-type="string">
            <text:p>Acceptance Criteria</text:p>
          </table:table-cell>
          <table:table-cell table:style-name="ce6" office:value-type="string">
            <text:p>Allow BOM</text:p>
          </table:table-cell>
          <table:table-cell table:style-name="ce6" office:value-type="string">
            <text:p>Default BOM</text:p>
          </table:table-cell>
          <table:table-cell table:style-name="ce6" office:value-type="string">
            <text:p>Allow Production Order</text:p>
          </table:table-cell>
          <table:table-cell table:style-name="ce9" office:value-type="string">
            <text:p>Is Sub Contracted</text:p>
          </table:table-cell>
          <table:table-cell table:style-name="ce6" office:value-type="string">
            <office:annotation draw:style-name="gr1" draw:text-style-name="P1" svg:width="1.1413in" svg:height="0.2634in" svg:x="60.3134in" svg:y="0.1776in" draw:caption-point-x="-0.2402in" draw:caption-point-y="0.0039in">
              <dc:creator>DRS</dc:creator>
              <dc:date>2014-11-16T00:00:00</dc:date>
              <text:p text:style-name="P1">Check-Box</text:p>
            </office:annotation>
            <text:p>Show in Website</text:p>
          </table:table-cell>
          <table:table-cell table:style-name="ce6" office:value-type="string">
            <text:p>Page Name</text:p>
          </table:table-cell>
          <table:table-cell table:style-name="ce6" office:value-type="string">
            <text:p>Weightage</text:p>
          </table:table-cell>
          <table:table-cell table:style-name="ce6" office:value-type="string">
            <text:p>Slideshow</text:p>
          </table:table-cell>
          <table:table-cell table:style-name="ce6" office:value-type="string">
            <text:p>Image</text:p>
          </table:table-cell>
          <table:table-cell table:style-name="ce6" office:value-type="string">
            <text:p>Website Warehouse</text:p>
          </table:table-cell>
          <table:table-cell table:style-name="ce6" office:value-type="string">
            <text:p>Item Group</text:p>
          </table:table-cell>
          <table:table-cell table:style-name="ce6" office:value-type="string">
            <text:p>Website Specification Label</text:p>
          </table:table-cell>
          <table:table-cell table:style-name="ce9" office:value-type="string">
            <text:p>Website Description</text:p>
          </table:table-cell>
        </table:table-row>
        <table:table-row table:style-name="ro1">
          <table:table-cell table:style-name="ce2" office:value-type="float" office:value="20000003">
            <text:p>20000003</text:p>
          </table:table-cell>
          <table:table-cell table:style-name="ce5" office:value-type="string">
            <text:p>PCA,AIRCRAFT WIRELESS</text:p>
          </table:table-cell>
          <table:table-cell table:style-name="ce5" office:value-type="string">
            <text:p>Products</text:p>
          </table:table-cell>
          <table:table-cell table:style-name="ce5" office:value-type="string">
            <text:p>Unit</text:p>
          </table:table-cell>
          <table:table-cell table:style-name="ce5" office:value-type="string">
            <text:p>SCC</text:p>
          </table:table-cell>
          <table:table-cell table:style-name="ce5" office:value-type="float" office:value="20000003">
            <text:p>20000003</text:p>
          </table:table-cell>
          <table:table-cell table:style-name="ce5" office:value-type="string">
            <text:p>PCA,AIRCRAFT WIRELESS</text:p>
          </table:table-cell>
          <table:table-cell table:style-name="ce7" office:value-type="string">
            <text:p>PCA,AIRCRAFT WIRELESS</text:p>
          </table:table-cell>
          <table:table-cell table:style-name="ce2" office:value-type="string">
            <text:p>Yes</text:p>
          </table:table-cell>
          <table:table-cell table:style-name="ce5" office:value-type="string">
            <text:p>Finished Goods – SCC</text:p>
          </table:table-cell>
          <table:table-cell table:style-name="ce5" table:number-columns-repeated="3"/>
          <table:table-cell table:number-columns-repeated="2" table:style-name="ce5" office:value-type="string">
            <text:p>No</text:p>
          </table:table-cell>
          <table:table-cell table:style-name="ce5" office:value-type="string">
            <text:p>Yes</text:p>
          </table:table-cell>
          <table:table-cell table:style-name="ce5" office:value-type="string">
            <text:p>20000003.#####</text:p>
          </table:table-cell>
          <table:table-cell table:style-name="ce5" table:number-columns-repeated="3"/>
          <table:table-cell table:style-name="ce7"/>
          <table:table-cell table:style-name="ce2"/>
          <table:table-cell table:style-name="ce5"/>
          <table:table-cell table:style-name="ce7"/>
          <table:table-cell table:style-name="ce2" office:value-type="string">
            <text:p>Yes</text:p>
          </table:table-cell>
          <table:table-cell table:style-name="ce5" office:value-type="string">
            <text:p>Trilogy-Net</text:p>
          </table:table-cell>
          <table:table-cell table:style-name="ce5" table:number-columns-repeated="3"/>
          <table:table-cell table:style-name="ce5" office:value-type="string">
            <text:p>1 @ UNIT, 1</text:p>
          </table:table-cell>
          <table:table-cell table:style-name="ce5" table:number-columns-repeated="2"/>
          <table:table-cell table:style-name="ce5" office:value-type="string">
            <text:p>Trilogy-Net</text:p>
          </table:table-cell>
          <table:table-cell table:style-name="ce7" office:value-type="string">
            <office:annotation draw:style-name="gr3" draw:text-style-name="P1" svg:width="1.1413in" svg:height="0.7012in" svg:x="41.7394in" svg:y="0in" draw:caption-point-x="-0.2402in" draw:caption-point-y="0.3669in">
              <dc:creator>DRS</dc:creator>
              <dc:date>2014-11-16T00:00:00</dc:date>
              <text:p text:style-name="P1">Supplier pn is SCC-pn for parts provided by sub-contractors</text:p>
            </office:annotation>
            <text:p>SCC-20000003</text:p>
          </table:table-cell>
          <table:table-cell table:style-name="ce2" office:value-type="string">
            <text:p>Yes</text:p>
          </table:table-cell>
          <table:table-cell table:style-name="ce5" office:value-type="string">
            <text:p>No</text:p>
          </table:table-cell>
          <table:table-cell table:style-name="ce5" table:number-columns-repeated="3"/>
          <table:table-cell table:style-name="ce5" office:value-type="string">
            <text:p>Universal Flying Machines</text:p>
          </table:table-cell>
          <table:table-cell table:style-name="ce7" office:value-type="string">
            <office:annotation draw:style-name="gr4" draw:text-style-name="P1" svg:width="1.1413in" svg:height="0.5457in" svg:x="50.6in" svg:y="0.178in" draw:caption-point-x="-0.2402in" draw:caption-point-y="0.189in">
              <dc:creator>DRS</dc:creator>
              <dc:date>2014-11-16T00:00:00</dc:date>
              <text:p text:style-name="P1">No obvious explanation, using initials</text:p>
            </office:annotation>
            <text:p>UFM</text:p>
          </table:table-cell>
          <table:table-cell table:style-name="ce2"/>
          <table:table-cell table:style-name="ce7"/>
          <table:table-cell table:style-name="ce2"/>
          <table:table-cell table:style-name="ce7"/>
          <table:table-cell table:style-name="ce2" office:value-type="string">
            <text:p>Yes</text:p>
          </table:table-cell>
          <table:table-cell table:style-name="ce5">
            <office:annotation draw:style-name="gr2" draw:text-style-name="P1" svg:width="1.1413in" svg:height="1.1677in" svg:x="56.3028in" svg:y="0.178in" draw:caption-point-x="-0.2402in" draw:caption-point-y="0.189in">
              <dc:creator>DRS</dc:creator>
              <dc:date>2014-11-16T00:00:00</dc:date>
              <text:p text:style-name="P1">Empty and can't enter data, probably would pick from available BOMs but non are entered yet.</text:p>
            </office:annotation>
          </table:table-cell>
          <table:table-cell table:style-name="ce5" office:value-type="string">
            <text:p>Yes</text:p>
          </table:table-cell>
          <table:table-cell table:style-name="ce7" office:value-type="string">
            <office:annotation draw:style-name="gr1" draw:text-style-name="P1" svg:width="1.1413in" svg:height="0.2634in" svg:x="59.1256in" svg:y="0.178in" draw:caption-point-x="-0.2402in" draw:caption-point-y="0.189in">
              <dc:creator>DRS</dc:creator>
              <dc:date>2014-11-16T00:00:00</dc:date>
              <text:p text:style-name="P1">No is default</text:p>
            </office:annotation>
            <text:p>(NO)</text:p>
          </table:table-cell>
          <table:table-cell table:style-name="ce2" office:value-type="string">
            <text:p>Yes</text:p>
          </table:table-cell>
          <table:table-cell table:style-name="ce5" table:number-columns-repeated="7"/>
          <table:table-cell table:style-name="ce7"/>
        </table:table-row>
        <table:table-row table:style-name="ro1">
          <table:table-cell office:value-type="float" office:value="10000003">
            <text:p>10000003</text:p>
          </table:table-cell>
          <table:table-cell office:value-type="string">
            <text:p>ASSY,AIRCRAFT WIRELESS</text:p>
          </table:table-cell>
          <table:table-cell office:value-type="string">
            <text:p>Products</text:p>
          </table:table-cell>
          <table:table-cell office:value-type="string">
            <text:p>Unit</text:p>
          </table:table-cell>
          <table:table-cell office:value-type="string">
            <text:p>SCC</text:p>
          </table:table-cell>
          <table:table-cell office:value-type="float" office:value="10000003">
            <text:p>10000003</text:p>
          </table:table-cell>
          <table:table-cell table:number-columns-repeated="2" office:value-type="string">
            <text:p>ASSY,AIRCRAFT WIRELESS</text:p>
          </table:table-cell>
          <table:table-cell office:value-type="string">
            <text:p>Yes</text:p>
          </table:table-cell>
          <table:table-cell office:value-type="string">
            <text:p>Finished Goods – SCC</text:p>
          </table:table-cell>
          <table:table-cell table:number-columns-repeated="3"/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10000003.#####</text:p>
          </table:table-cell>
          <table:table-cell office:value-type="float" office:value="120">
            <text:p>120</text:p>
          </table:table-cell>
          <table:table-cell table:number-columns-repeated="6"/>
          <table:table-cell office:value-type="string">
            <text:p>No</text:p>
          </table:table-cell>
          <table:table-cell table:number-columns-repeated="9"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3"/>
          <table:table-cell office:value-type="string">
            <text:p>Universal Flying Machines</text:p>
          </table:table-cell>
          <table:table-cell office:value-type="string">
            <office:annotation draw:style-name="gr5" draw:text-style-name="P1" svg:width="1.9484in" svg:height="1.0122in" svg:x="50.6in" svg:y="0.363in" draw:caption-point-x="-0.2402in" draw:caption-point-y="0.1819in">
              <dc:creator>DRS</dc:creator>
              <dc:date>2014-11-16T00:00:00</dc:date>
              <text:p text:style-name="P1">Keeping same code, assuming can be specific to <text:s/>product/customer pair.</text:p>
            </office:annotation>
            <text:p>UFM</text:p>
          </table:table-cell>
          <table:table-cell table:number-columns-repeated="4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office:value-type="string">
            <text:p>(NO)</text:p>
          </table:table-cell>
          <table:table-cell office:value-type="string">
            <text:p>Yes</text:p>
          </table:table-cell>
          <table:table-cell table:number-columns-repeated="8"/>
        </table:table-row>
        <table:table-row table:style-name="ro4">
          <table:table-cell office:value-type="float" office:value="50000001">
            <text:p>50000001</text:p>
          </table:table-cell>
          <table:table-cell office:value-type="string">
            <text:p>DOC,USER,AIRCRAFT WIRELESS</text:p>
          </table:table-cell>
          <table:table-cell office:value-type="string">
            <text:p>Products</text:p>
          </table:table-cell>
          <table:table-cell office:value-type="string">
            <text:p>Unit</text:p>
          </table:table-cell>
          <table:table-cell office:value-type="string">
            <text:p>SCC</text:p>
          </table:table-cell>
          <table:table-cell office:value-type="float" office:value="50000001">
            <text:p>50000001</text:p>
          </table:table-cell>
          <table:table-cell table:number-columns-repeated="2" office:value-type="string">
            <text:p>DOC,USER,AIRCRAFT WIRELESS</text:p>
          </table:table-cell>
          <table:table-cell office:value-type="string">
            <text:p>Yes</text:p>
          </table:table-cell>
          <table:table-cell office:value-type="string">
            <text:p>Finished Goods – SCC</text:p>
          </table:table-cell>
          <table:table-cell table:number-columns-repeated="3"/>
          <table:table-cell table:number-columns-repeated="3" office:value-type="string">
            <text:p>No</text:p>
          </table:table-cell>
          <table:table-cell table:number-columns-repeated="8"/>
          <table:table-cell office:value-type="string">
            <text:p>No</text:p>
          </table:table-cell>
          <table:table-cell table:number-columns-repeated="20"/>
          <table:table-cell office:value-type="string">
            <text:p>No</text:p>
          </table:table-cell>
          <table:table-cell/>
          <table:table-cell>
            <office:annotation draw:style-name="gr6" draw:text-style-name="P1" svg:width="1.1413in" svg:height="0.8567in" svg:x="57.872in" svg:y="0.1276in" draw:caption-point-x="-0.2402in" draw:caption-point-y="0.5949in">
              <dc:creator>DRS</dc:creator>
              <dc:date>2014-11-16T00:00:00</dc:date>
              <text:p text:style-name="P1">“Allow Production Order” is shown only if “Allow BOM” is Yes.</text:p>
            </office:annotation>
          </table:table-cell>
          <table:table-cell/>
          <table:table-cell office:value-type="string">
            <text:p>Yes</text:p>
          </table:table-cell>
          <table:table-cell table:number-columns-repeated="8"/>
        </table:table-row>
        <table:table-row table:style-name="ro3">
          <table:table-cell office:value-type="float" office:value="90000012">
            <text:p>90000012</text:p>
          </table:table-cell>
          <table:table-cell office:value-type="string">
            <text:p>EARPH,MONO,HI-Z,3.5MM</text:p>
          </table:table-cell>
          <table:table-cell office:value-type="string">
            <text:p>Products</text:p>
          </table:table-cell>
          <table:table-cell office:value-type="string">
            <text:p>Unit</text:p>
          </table:table-cell>
          <table:table-cell/>
          <table:table-cell office:value-type="float" office:value="90000012">
            <text:p>90000012</text:p>
          </table:table-cell>
          <table:table-cell table:number-columns-repeated="2" office:value-type="string">
            <text:p>EARPH,MONO,HI-Z,3.5MM</text:p>
          </table:table-cell>
          <table:table-cell office:value-type="string">
            <text:p>Yes</text:p>
          </table:table-cell>
          <table:table-cell office:value-type="string">
            <text:p>Finished Goods – SCC</text:p>
          </table:table-cell>
          <table:table-cell table:number-columns-repeated="3"/>
          <table:table-cell table:number-columns-repeated="3" office:value-type="string">
            <text:p>No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aplin</text:p>
          </table:table-cell>
          <table:table-cell/>
          <table:table-cell table:style-name="ce10" table:number-columns-repeated="2"/>
          <table:table-cell table:number-columns-repeated="3"/>
          <table:table-cell office:value-type="string">
            <text:p>Maplin</text:p>
          </table:table-cell>
          <table:table-cell office:value-type="string">
            <text:p>LB25C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22"/>
        </table:table-row>
        <table:table-row table:style-name="ro1">
          <table:table-cell office:value-type="float" office:value="90000013">
            <text:p>90000013</text:p>
          </table:table-cell>
          <table:table-cell office:value-type="string">
            <text:p>WIRE,SOLID,18AWG,WHITE,POLY</text:p>
          </table:table-cell>
          <table:table-cell office:value-type="string">
            <text:p>Products</text:p>
          </table:table-cell>
          <table:table-cell table:number-columns-repeated="2"/>
          <table:table-cell office:value-type="float" office:value="90000013">
            <text:p>90000013</text:p>
          </table:table-cell>
          <table:table-cell table:number-columns-repeated="2" office:value-type="string">
            <text:p>EARPH,MONO,HI-Z,3.5MM</text:p>
          </table:table-cell>
          <table:table-cell table:number-columns-repeated="50"/>
        </table:table-row>
        <table:table-row table:style-name="ro1" table:number-rows-repeated="26">
          <table:table-cell table:number-columns-repeated="58"/>
        </table:table-row>
        <table:table-row table:style-name="ro1">
          <table:table-cell table:style-name="ce3"/>
          <table:table-cell table:style-name="ce6" table:number-columns-repeated="6"/>
          <table:table-cell table:style-name="ce9"/>
          <table:table-cell table:style-name="ce3"/>
          <table:table-cell table:style-name="ce6" table:number-columns-repeated="11"/>
          <table:table-cell table:style-name="ce9"/>
          <table:table-cell table:style-name="ce3"/>
          <table:table-cell table:style-name="ce6"/>
          <table:table-cell table:style-name="ce9"/>
          <table:table-cell table:style-name="ce3"/>
          <table:table-cell table:style-name="ce6" table:number-columns-repeated="8"/>
          <table:table-cell table:style-name="ce9"/>
          <table:table-cell table:style-name="ce3"/>
          <table:table-cell table:style-name="ce6" table:number-columns-repeated="5"/>
          <table:table-cell table:style-name="ce9"/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 table:style-name="ce6" table:number-columns-repeated="2"/>
          <table:table-cell table:style-name="ce9"/>
          <table:table-cell table:style-name="ce3"/>
          <table:table-cell table:style-name="ce6" table:number-columns-repeated="7"/>
          <table:table-cell table:style-name="ce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7">11/17/2014</text:date>, <text:time>01:33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17T01:33:01.55</dc:date>
    <meta:generator>OpenOffice/4.1.1$Win32 OpenOffice.org_project/411m6$Build-9775</meta:generator>
    <meta:editing-duration>PT6H36M17S</meta:editing-duration>
    <meta:editing-cycles>7</meta:editing-cycles>
    <dc:creator>Dale Scott</dc:creator>
    <meta:document-statistic meta:table-count="5" meta:cell-count="1820" meta:object-count="0"/>
  </office:meta>
</office:document-meta>
</file>